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2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4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4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4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11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ccccc" style:text-align-source="fix" style:repeat-content="false" fo:wrap-option="wrap" fo:border-left="none" fo:padding="0.85mm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ans" fo:font-size="8pt" style:font-size-asian="8pt" style:font-size-complex="8pt"/>
    </style:style>
    <style:style style:name="ce18" style:family="table-cell" style:parent-style-name="Default">
      <style:table-cell-properties fo:border-bottom="0.06pt solid #ffffff" fo:background-color="#666666" fo:border-left="0.06pt solid #ffffff" fo:padding="0.85mm" fo:border-right="none" fo:border-top="0.06pt solid #ffffff" style:vertical-align="middle"/>
      <style:text-properties fo:color="#dddddd" style:font-name="DejaVu Sans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ffffff" fo:background-color="#666666" fo:border-left="none" fo:padding="0.85mm" fo:border-right="none" fo:border-top="0.06pt solid #ffffff" style:vertical-align="middle"/>
      <style:text-properties fo:color="#666666" style:font-name="DejaVu Sans" fo:font-size="8pt" style:font-size-asian="8pt" style:font-size-complex="8pt"/>
    </style:style>
    <style:style style:name="ce24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start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cccccc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61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4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4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8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8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ffffff" fo:background-color="#666666" fo:border-left="none" fo:padding="0.85mm" fo:border-right="0.06pt solid #ffffff" fo:border-top="0.06pt solid #ffffff" style:vertical-align="middle"/>
      <style:text-properties fo:color="#666666" style:font-name="DejaVu Sans" fo:font-size="8pt" style:font-size-asian="8pt" style:font-size-complex="8pt"/>
    </style:style>
    <style:style style:name="ce35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9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8">
      <style:table-cell-properties fo:border-bottom="none" fo:background-color="#cccccc" style:text-align-source="fix" style:repeat-content="false" fo:wrap-option="wrap" fo:border-left="0.06pt solid #cccccc" fo:padding="0.76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2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1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8">
      <style:table-cell-properties fo:border-bottom="none" fo:background-color="#cccccc" style:text-align-source="fix" style:repeat-content="false" fo:wrap-option="wrap" fo:border-left="0.06pt solid #cccccc" fo:padding="0.76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1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8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ffffff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1">
      <style:table-cell-properties fo:border-bottom="0.06pt solid #cccccc" fo:background-color="#ff9900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11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1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62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8">
      <style:table-cell-properties style:text-align-source="fix" style:repeat-content="false" fo:border="0.06pt solid #ffffff" fo:padding="0.85mm" style:vertical-align="middle"/>
      <style:paragraph-properties fo:text-align="center" fo:margin-left="0mm"/>
      <style:text-properties fo:color="#666666" style:font-name="DejaVu Sans" fo:font-size="8pt" style:font-size-asian="8pt" style:font-size-complex="8pt"/>
    </style:style>
    <style:style style:name="ce52" style:family="table-cell" style:parent-style-name="Default" style:data-style-name="N111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53" style:family="table-cell" style:parent-style-name="Default" style:data-style-name="N111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DejaVu Sans"/>
    </style:style>
    <style:style style:name="ce55" style:family="table-cell" style:parent-style-name="Default">
      <style:table-cell-properties fo:border-bottom="0.06pt solid #ffffff" fo:background-color="#999999" style:text-align-source="fix" style:repeat-content="false" fo:border-left="0.06pt solid #ffffff" fo:padding="0.85mm" fo:border-right="none" fo:border-top="0.06pt solid #ffffff" style:vertical-align="middle"/>
      <style:paragraph-properties fo:text-align="center" fo:margin-left="0mm"/>
      <style:text-properties fo:color="#ffffff" style:font-name="DejaVu Sans" fo:font-size="8pt" style:font-size-asian="8pt" style:font-size-complex="8pt"/>
    </style:style>
    <style:style style:name="ce56" style:family="table-cell" style:parent-style-name="Default" style:data-style-name="N124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ffffff" fo:background-color="#999999" fo:border-left="none" fo:padding="0.85mm" fo:border-right="none" fo:border-top="0.06pt solid #ffffff" style:vertical-align="middle"/>
      <style:text-properties fo:color="#94006b" style:font-name="DejaVu Sans" fo:font-size="8pt" style:font-size-asian="8pt" style:font-size-complex="8pt"/>
    </style:style>
    <style:style style:name="ce58" style:family="table-cell" style:parent-style-name="Default" style:data-style-name="N20123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20123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60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6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ffffff" fo:background-color="#999999" fo:border-left="none" fo:padding="0.85mm" fo:border-right="0.06pt solid #ffffff" fo:border-top="0.06pt solid #ffffff" style:vertical-align="middle"/>
      <style:text-properties fo:color="#94006b" style:font-name="DejaVu Sans" fo:font-size="8pt" style:font-size-asian="8pt" style:font-size-complex="8pt"/>
    </style:style>
    <style:style style:name="ce63" style:family="table-cell" style:parent-style-name="Default" style:data-style-name="N37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64" style:family="table-cell" style:parent-style-name="Default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65" style:family="table-cell" style:parent-style-name="Default">
      <style:table-cell-properties fo:border-bottom="0.06pt solid #ffffff" fo:background-color="#666666" fo:border-left="0.06pt solid #ffffff" fo:padding="0.85mm" fo:border-right="none" fo:border-top="0.06pt solid #ffffff" style:vertical-align="middle"/>
      <style:text-properties fo:color="#dddddd" style:font-name="Ubuntu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ffffff" fo:background-color="#666666" fo:border-left="none" fo:padding="0.85mm" fo:border-right="none" fo:border-top="0.06pt solid #ffffff" style:vertical-align="middle"/>
      <style:text-properties fo:color="#666666" style:font-name="Ubuntu" fo:font-size="8pt" style:font-size-asian="8pt" style:font-size-complex="8pt"/>
    </style:style>
    <style:style style:name="ce71" style:family="table-cell" style:parent-style-name="Default" style:data-style-name="N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wrap-option="wrap" fo:border-left="0.06pt solid #cccccc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4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4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79" style:family="table-cell" style:parent-style-name="Default" style:data-style-name="N108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8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ffffff" fo:background-color="#666666" fo:border-left="none" fo:padding="0.85mm" fo:border-right="0.06pt solid #ffffff" fo:border-top="0.06pt solid #ffffff" style:vertical-align="middle"/>
      <style:text-properties fo:color="#666666" style:font-name="Ubuntu" fo:font-size="8pt" style:font-size-asian="8pt" style:font-size-complex="8pt"/>
    </style:style>
    <style:style style:name="ce86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9">
      <style:table-cell-properties style:text-align-source="fix" style:repeat-content="false" fo:background-color="transparent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9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9">
      <style:table-cell-properties style:text-align-source="fix" style:repeat-content="false" fo:border="0.06pt solid #dddddd" fo:padding="0.76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ce91" style:family="table-cell" style:parent-style-name="Default" style:data-style-name="N108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8">
      <style:table-cell-properties style:text-align-source="fix" style:repeat-content="false" fo:border="0.06pt solid #ffffff" fo:padding="0.85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6.5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1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24.67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6.45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s_20_1" draw:marker-start-width="2mm" draw:marker-start-center="false" draw:fill="solid" draw:fill-color="#ffffc0" draw:auto-grow-height="true" draw:auto-grow-width="false" fo:min-height="12.34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Arrowheads_20_1" draw:marker-start-width="2mm" draw:marker-start-center="false" draw:fill="solid" draw:fill-color="#ffffc0" draw:auto-grow-height="true" draw:auto-grow-width="false" fo:min-height="28.78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Arrowheads_20_1" draw:marker-start-width="2mm" draw:marker-start-center="false" draw:fill="solid" draw:fill-color="#ffffc0" draw:auto-grow-height="true" draw:auto-grow-width="false" fo:min-height="8.2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666666" style:text-outline="false" style:text-line-through-style="none" style:text-line-through-type="none" fo:font-family="Ubuntu" style:font-style-name="Normal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666666" style:text-outline="false" style:text-line-through-style="none" style:text-line-through-type="none" fo:font-family="Ubuntu" style:font-style-name="Normal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666666" style:text-outline="false" style:text-line-through-style="none" style:text-line-through-type="none" fo:font-family="Ubuntu" style:font-style-name="Normal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DejaVu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R - SA" table:style-name="ta1">
        <table:table-column table:style-name="co1" table:number-columns-repeated="6" table:default-cell-style-name="ce1"/>
        <table:table-column table:style-name="co1" table:number-columns-repeated="2" table:default-cell-style-name="ce10"/>
        <table:table-column table:style-name="co2" table:number-columns-repeated="1004" table:default-cell-style-name="ce1"/>
        <table:table-column table:style-name="co2" table:number-columns-repeated="12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 annuel Revenus &amp; I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Revenus année</text:p>
          </table:table-cell>
          <table:table-cell table:style-name="ce3" office:value-type="string" calcext:value-type="string">
            <text:p>Avis année</text:p>
          </table:table-cell>
          <table:table-cell table:style-name="ce3" office:value-type="string" calcext:value-type="string">
            <text:p>Éval. Revenu</text:p>
          </table:table-cell>
          <table:table-cell table:style-name="ce3" office:value-type="string" calcext:value-type="string">
            <text:p>Net imposable</text:p>
          </table:table-cell>
          <table:table-cell table:style-name="ce9" office:value-type="string" calcext:value-type="string">
            <text:p>Montant IR</text:p>
          </table:table-cell>
          <table:table-cell table:style-name="ce11"/>
          <table:table-cell table:style-name="ce14"/>
          <table:table-cell table:number-columns-repeated="1016"/>
        </table:table-row>
        <table:table-row table:style-name="ro1">
          <table:table-cell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6"/>
          <table:table-cell table:style-name="ce8" office:value-type="currency" office:currency="EUR" office:value="46918" calcext:value-type="currency">
            <text:p>46 918 €</text:p>
          </table:table-cell>
          <table:table-cell table:style-name="ce7" office:value-type="currency" office:currency="EUR" office:value="8425" calcext:value-type="currency">
            <text:p>8 425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6"/>
          <table:table-cell table:style-name="ce6" office:value-type="currency" office:currency="EUR" office:value="35906" calcext:value-type="currency">
            <text:p>35 906 €</text:p>
          </table:table-cell>
          <table:table-cell table:style-name="ce7" office:value-type="currency" office:currency="EUR" office:value="4645" calcext:value-type="currency">
            <text:p>4 645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6"/>
          <table:table-cell table:style-name="ce6" office:value-type="currency" office:currency="EUR" office:value="37965" calcext:value-type="currency">
            <text:p>37 965 €</text:p>
          </table:table-cell>
          <table:table-cell table:style-name="ce7" office:value-type="currency" office:currency="EUR" office:value="4611" calcext:value-type="currency">
            <text:p>4 611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6"/>
          <table:table-cell table:style-name="ce6" office:value-type="currency" office:currency="EUR" office:value="29228" calcext:value-type="currency">
            <text:p>29 228 €</text:p>
          </table:table-cell>
          <table:table-cell table:style-name="ce7" office:value-type="currency" office:currency="EUR" office:value="3158" calcext:value-type="currency">
            <text:p>3 158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6"/>
          <table:table-cell table:style-name="ce6" office:value-type="currency" office:currency="EUR" office:value="42467" calcext:value-type="currency">
            <text:p>42 467 €</text:p>
          </table:table-cell>
          <table:table-cell table:style-name="ce7" office:value-type="currency" office:currency="EUR" office:value="6537" calcext:value-type="currency">
            <text:p>6 537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6" table:number-columns-repeated="2"/>
          <table:table-cell table:style-name="ce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/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table:number-columns-repeated="2"/>
          <table:table-cell table:style-name="ce7" office:value-type="string" calcext:value-type="string">
            <text:p>5 976 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6"/>
          <table:table-cell table:style-name="ce6" office:value-type="currency" office:currency="EUR" office:value="63201" calcext:value-type="currency">
            <text:p>63 201 €</text:p>
          </table:table-cell>
          <table:table-cell table:style-name="ce7" office:value-type="string" calcext:value-type="string">
            <text:p>6 301 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table:number-columns-repeated="2"/>
          <table:table-cell table:style-name="ce7" office:value-type="string" calcext:value-type="string">
            <text:p>5 270 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table:number-columns-repeated="2"/>
          <table:table-cell table:style-name="ce7" office:value-type="string" calcext:value-type="string">
            <text:p>3 155 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table:number-columns-repeated="2"/>
          <table:table-cell table:style-name="ce7"/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5" calcext:value-type="float">
            <text:p>2005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table:number-columns-repeated="2"/>
          <table:table-cell table:style-name="ce7" office:value-type="currency" office:currency="EUR" office:value="318" calcext:value-type="currency">
            <text:p>318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006" calcext:value-type="float">
            <text:p>2006</text:p>
          </table:table-cell>
          <table:table-cell table:style-name="ce7"/>
          <table:table-cell table:style-name="ce7" office:value-type="currency" office:currency="EUR" office:value="15875" calcext:value-type="currency">
            <text:p>15 875 €</text:p>
          </table:table-cell>
          <table:table-cell table:style-name="ce7" office:value-type="currency" office:currency="EUR" office:value="2157" calcext:value-type="currency">
            <text:p>2 157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table:number-columns-repeated="2"/>
          <table:table-cell table:style-name="ce7" office:value-type="currency" office:currency="EUR" office:value="1294" calcext:value-type="currency">
            <text:p>1 294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001" calcext:value-type="float">
            <text:p>2001</text:p>
          </table:table-cell>
          <table:table-cell table:style-name="ce6"/>
          <table:table-cell table:style-name="ce6" office:value-type="currency" office:currency="EUR" office:value="17281" calcext:value-type="currency">
            <text:p>17 281 €</text:p>
          </table:table-cell>
          <table:table-cell table:style-name="ce7" office:value-type="currency" office:currency="EUR" office:value="1294.75" calcext:value-type="currency">
            <text:p>1 295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7"/>
          <table:table-cell table:style-name="ce1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étail annuel imposi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nnée Revenus</text:p>
          </table:table-cell>
          <table:table-cell table:style-name="ce3" office:value-type="string" calcext:value-type="string">
            <text:p>Année avis</text:p>
          </table:table-cell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Opération</text:p>
          </table:table-cell>
          <table:table-cell table:style-name="ce9" office:value-type="string" calcext:value-type="string">
            <text:p>Montant</text:p>
          </table:table-cell>
          <table:table-cell table:style-name="ce11" office:value-type="string" calcext:value-type="string">
            <text:p>Obs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4"/>
          <table:table-cell table:style-name="ce4" office:value-type="string" calcext:value-type="string">
            <text:p>Salaire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17280.5600788885" calcext:value-type="currency">
            <text:p>17 281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4"/>
          <table:table-cell table:style-name="ce4" office:value-type="string" calcext:value-type="string">
            <text:p>Frais réels 1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-1728.1" calcext:value-type="currency">
            <text:p>-1 728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5"/>
          <table:table-cell table:style-name="ce5" office:value-type="string" calcext:value-type="string">
            <text:p>Abatt. 2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-3456" calcext:value-type="currency">
            <text:p>-3 456 €</text:p>
          </table:table-cell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/>
          <table:table-cell table:style-name="ce4" office:value-type="string" calcext:value-type="string">
            <text:p>Salaire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15875" calcext:value-type="currency">
            <text:p>15 875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/>
          <table:table-cell table:style-name="ce4" office:value-type="string" calcext:value-type="string">
            <text:p>Frais réels 1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-1588" calcext:value-type="currency">
            <text:p>-1 588 €</text:p>
          </table:table-cell>
          <table:table-cell table:style-name="ce12" office:value-type="string" calcext:value-type="string">
            <text:p>Non déclaré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5"/>
          <table:table-cell table:style-name="ce5" office:value-type="string" calcext:value-type="string">
            <text:p>Abatt. 2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-0" calcext:value-type="currency">
            <text:p>0 €</text:p>
          </table:table-cell>
          <table:table-cell table:style-name="ce12" office:value-type="string" calcext:value-type="string">
            <text:p>Non déclaré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/>
          <table:table-cell table:style-name="ce4" office:value-type="string" calcext:value-type="string">
            <office:annotation draw:style-name="gr1" draw:text-style-name="P2" svg:width="28.99mm" svg:height="5.29mm" svg:x="105.06mm" svg:y="448.75mm" draw:caption-point-x="-6.1mm" draw:caption-point-y="-288.55mm">
              <dc:date>2014-04-06T00:00:00</dc:date>
              <text:p text:style-name="P1"><text:span text:style-name="T1">Intéret retard</text:span></text:p>
            </office:annotation>
            <text:p>Int. Ret. 12,75 %</text:p>
          </table:table-cell>
          <table:table-cell table:style-name="ce6" office:value-type="string" calcext:value-type="string">
            <text:p>Pénalités</text:p>
          </table:table-cell>
          <table:table-cell table:style-name="ce7" office:value-type="currency" office:currency="EUR" office:value="180" calcext:value-type="currency">
            <text:p>180 €</text:p>
          </table:table-cell>
          <table:table-cell table:style-name="ce12" office:value-type="string" calcext:value-type="string">
            <text:p>Non déclaré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/>
          <table:table-cell table:style-name="ce4" office:value-type="string" calcext:value-type="string">
            <text:p>Maj Retard 40 %</text:p>
          </table:table-cell>
          <table:table-cell table:style-name="ce6" office:value-type="string" calcext:value-type="string">
            <text:p>Pénalités</text:p>
          </table:table-cell>
          <table:table-cell table:style-name="ce7" office:value-type="currency" office:currency="EUR" office:value="565" calcext:value-type="currency">
            <text:p>565 €</text:p>
          </table:table-cell>
          <table:table-cell table:style-name="ce12" office:value-type="string" calcext:value-type="string">
            <text:p>Non déclaré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float" office:value="2003" calcext:value-type="float">
            <text:p>2003</text:p>
          </table:table-cell>
          <table:table-cell table:style-name="ce4"/>
          <table:table-cell table:style-name="ce4" office:value-type="string" calcext:value-type="string">
            <text:p>Maj Retard 40 %</text:p>
          </table:table-cell>
          <table:table-cell table:style-name="ce6" office:value-type="string" calcext:value-type="string">
            <text:p>Pénalités</text:p>
          </table:table-cell>
          <table:table-cell table:style-name="ce7" office:value-type="currency" office:currency="EUR" office:value="216" calcext:value-type="currency">
            <text:p>216 €</text:p>
          </table:table-cell>
          <table:table-cell table:style-name="ce12" office:value-type="string" calcext:value-type="string">
            <text:p>Non déclaré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4"/>
          <table:table-cell table:style-name="ce4" office:value-type="string" calcext:value-type="string">
            <text:p>Salaire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11270" calcext:value-type="currency">
            <text:p>11 270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4"/>
          <table:table-cell table:style-name="ce4" office:value-type="string" calcext:value-type="string">
            <text:p>Autres salaires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5319" calcext:value-type="currency">
            <text:p>5 319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4"/>
          <table:table-cell table:style-name="ce4" office:value-type="string" calcext:value-type="string">
            <text:p>Frais rééls 1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-1659" calcext:value-type="currency">
            <text:p>-1 659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5"/>
          <table:table-cell table:style-name="ce5" office:value-type="string" calcext:value-type="string">
            <text:p>Abatt. 20 %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0" calcext:value-type="currency">
            <text:p>0 €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004" calcext:value-type="float">
            <text:p>2004</text:p>
          </table:table-cell>
          <table:table-cell table:style-name="ce5"/>
          <table:table-cell table:style-name="ce5" office:value-type="string" calcext:value-type="string">
            <text:p>Abatt. 20 %</text:p>
          </table:table-cell>
          <table:table-cell table:style-name="ce6"/>
          <table:table-cell table:style-name="ce7"/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Salaire</text:p>
          </table:table-cell>
          <table:table-cell table:style-name="ce7" office:value-type="string" calcext:value-type="string">
            <text:p>Revs &amp; déducs.</text:p>
          </table:table-cell>
          <table:table-cell table:style-name="ce7" office:value-type="currency" office:currency="EUR" office:value="43722" calcext:value-type="currency">
            <text:p>43 722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Frais rééls 10 %</text:p>
          </table:table-cell>
          <table:table-cell table:style-name="ce7" office:value-type="string" calcext:value-type="string">
            <text:p>Revs &amp; déducs.</text:p>
          </table:table-cell>
          <table:table-cell table:style-name="ce6" office:value-type="currency" office:currency="EUR" office:value="-4372" calcext:value-type="currency">
            <text:p>-4 372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office:annotation draw:style-name="gr2" draw:text-style-name="P2" svg:width="28.99mm" svg:height="8.57mm" svg:x="105.06mm" svg:y="503.96mm" draw:caption-point-x="-6.1mm" draw:caption-point-y="-288.55mm">
              <dc:date>2014-04-06T00:00:00</dc:date>
              <text:p text:style-name="P1"><text:span text:style-name="T1">Déclaration en ligne</text:span></text:p>
            </office:annotation>
            <text:p>Abatt 20 €</text:p>
          </table:table-cell>
          <table:table-cell table:style-name="ce7" office:value-type="string" calcext:value-type="string">
            <text:p>Revs &amp; déducs.</text:p>
          </table:table-cell>
          <table:table-cell table:style-name="ce6" office:value-type="currency" office:currency="EUR" office:value="-20" calcext:value-type="currency">
            <text:p>-20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Salaire</text:p>
          </table:table-cell>
          <table:table-cell table:style-name="ce7" office:value-type="string" calcext:value-type="string">
            <text:p>Revs &amp; déducs.</text:p>
          </table:table-cell>
          <table:table-cell table:style-name="ce6" office:value-type="currency" office:currency="EUR" office:value="38257" calcext:value-type="currency">
            <text:p>38 257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Autres salaires</text:p>
          </table:table-cell>
          <table:table-cell table:style-name="ce7" office:value-type="string" calcext:value-type="string">
            <text:p>Revs &amp; déducs.</text:p>
          </table:table-cell>
          <table:table-cell table:style-name="ce6" office:value-type="currency" office:currency="EUR" office:value="4210" calcext:value-type="currency">
            <text:p>4 210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Int. Ret. 0,80 %</text:p>
          </table:table-cell>
          <table:table-cell table:style-name="ce7" office:value-type="string" calcext:value-type="string">
            <text:p>Pénalités</text:p>
          </table:table-cell>
          <table:table-cell table:style-name="ce6" office:value-type="currency" office:currency="EUR" office:value="47" calcext:value-type="currency">
            <text:p>47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Maj Retard 10 %</text:p>
          </table:table-cell>
          <table:table-cell table:style-name="ce7" office:value-type="string" calcext:value-type="string">
            <text:p>Pénalités</text:p>
          </table:table-cell>
          <table:table-cell table:style-name="ce6" office:value-type="currency" office:currency="EUR" office:value="590" calcext:value-type="currency">
            <text:p>590 €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 table:number-rows-repeated="7">
          <table:table-cell/>
          <table:table-cell table:style-name="ce4" table:number-columns-repeated="2"/>
          <table:table-cell table:style-name="ce6"/>
          <table:table-cell table:style-name="ce7"/>
          <table:table-cell table:style-name="ce6"/>
          <table:table-cell table:style-name="ce12"/>
          <table:table-cell table:style-name="ce1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1048423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R - 2013" table:style-name="ta1">
        <table:table-column table:style-name="co1" table:number-columns-repeated="6" table:default-cell-style-name="ce1"/>
        <table:table-column table:style-name="co1" table:number-columns-repeated="2" table:default-cell-style-name="ce10"/>
        <table:table-column table:style-name="co2" table:number-columns-repeated="1004" table:default-cell-style-name="ce1"/>
        <table:table-column table:style-name="co2" table:number-columns-repeated="12" table:default-cell-style-name="ce17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evenus 2013 : Calcul personnel des revenus et impôts</text:p>
          </table:table-cell>
          <table:table-cell table:style-name="ce23" table:number-columns-repeated="5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evenus 2013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Année</text:p>
          </table:table-cell>
          <table:table-cell table:style-name="ce9" office:value-type="string" calcext:value-type="string">
            <text:p>Mois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01-31" calcext:value-type="date">
            <text:p>31/01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8]" office:value-type="date" office:date-value="2013-01-31" calcext:value-type="date">
            <text:p>janv.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4009.08" calcext:value-type="currency">
            <text:p>4 009,08 €</text:p>
          </table:table-cell>
          <table:table-cell table:style-name="ce15" office:value-type="currency" office:currency="EUR" office:value="3836.52" calcext:value-type="currency">
            <text:p>3 836,5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2-01" calcext:value-type="date">
            <text:p>01/02/13</text:p>
          </table:table-cell>
          <table:table-cell table:style-name="ce20" office:value-type="date" office:date-value="2013-02-28" calcext:value-type="date">
            <text:p>28/02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9]" office:value-type="date" office:date-value="2013-02-28" calcext:value-type="date">
            <text:p>févr.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4009.08" calcext:value-type="currency">
            <text:p>4 009,08 €</text:p>
          </table:table-cell>
          <table:table-cell table:style-name="ce15" office:value-type="currency" office:currency="EUR" office:value="3824.52" calcext:value-type="currency">
            <text:p>3 824,5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01/13/13</text:p>
          </table:table-cell>
          <table:table-cell table:style-name="ce20" office:value-type="date" office:date-value="2013-03-31" calcext:value-type="date">
            <text:p>31/03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0]" office:value-type="date" office:date-value="2013-03-31" calcext:value-type="date">
            <text:p>mars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893.5" calcext:value-type="currency">
            <text:p>893,50 €</text:p>
          </table:table-cell>
          <table:table-cell table:style-name="ce15" office:value-type="currency" office:currency="EUR" office:value="799.44" calcext:value-type="currency">
            <text:p>799,44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4-01" calcext:value-type="date">
            <text:p>01/04/13</text:p>
          </table:table-cell>
          <table:table-cell table:style-name="ce20" office:value-type="date" office:date-value="2013-04-30" calcext:value-type="date">
            <text:p>30/04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1]" office:value-type="date" office:date-value="2013-04-30" calcext:value-type="date">
            <text:p>avr.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5-01" calcext:value-type="date">
            <text:p>01/05/13</text:p>
          </table:table-cell>
          <table:table-cell table:style-name="ce20" office:value-type="date" office:date-value="2013-05-31" calcext:value-type="date">
            <text:p>31/05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2]" office:value-type="date" office:date-value="2013-05-31" calcext:value-type="date">
            <text:p>mai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6-01" calcext:value-type="date">
            <text:p>01/06/13</text:p>
          </table:table-cell>
          <table:table-cell table:style-name="ce20" office:value-type="date" office:date-value="2013-06-30" calcext:value-type="date">
            <text:p>30/06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3]" office:value-type="date" office:date-value="2013-06-30" calcext:value-type="date">
            <text:p>juin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1977.19" calcext:value-type="currency">
            <text:p>1 977,19 €</text:p>
          </table:table-cell>
          <table:table-cell table:style-name="ce15" office:value-type="currency" office:currency="EUR" office:value="1892.35" calcext:value-type="currency">
            <text:p>1 892,35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7-01" calcext:value-type="date">
            <text:p>01/07/13</text:p>
          </table:table-cell>
          <table:table-cell table:style-name="ce20" office:value-type="date" office:date-value="2013-07-31" calcext:value-type="date">
            <text:p>31/07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4]" office:value-type="date" office:date-value="2013-07-31" calcext:value-type="date">
            <text:p>juil.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8-01" calcext:value-type="date">
            <text:p>01/08/13</text:p>
          </table:table-cell>
          <table:table-cell table:style-name="ce20" office:value-type="date" office:date-value="2013-08-31" calcext:value-type="date">
            <text:p>31/08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5]" office:value-type="date" office:date-value="2013-08-31" calcext:value-type="date">
            <text:p>août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9-01" calcext:value-type="date">
            <text:p>01/09/13</text:p>
          </table:table-cell>
          <table:table-cell table:style-name="ce20" office:value-type="date" office:date-value="2013-09-30" calcext:value-type="date">
            <text:p>30/09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6]" office:value-type="date" office:date-value="2013-09-30" calcext:value-type="date">
            <text:p>sept.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10-01" calcext:value-type="date">
            <text:p>01/10/13</text:p>
          </table:table-cell>
          <table:table-cell table:style-name="ce20" office:value-type="date" office:date-value="2013-10-31" calcext:value-type="date">
            <text:p>31/10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7]" office:value-type="date" office:date-value="2013-10-31" calcext:value-type="date">
            <text:p>oct.</text:p>
          </table:table-cell>
          <table:table-cell table:style-name="ce28" office:value-type="string" calcext:value-type="string">
            <text:p>GFI</text:p>
          </table:table-cell>
          <table:table-cell table:number-columns-repeated="2" table:style-name="ce15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11-01" calcext:value-type="date">
            <text:p>01/11/13</text:p>
          </table:table-cell>
          <table:table-cell table:style-name="ce20" office:value-type="date" office:date-value="2013-11-30" calcext:value-type="date">
            <text:p>30/11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8]" office:value-type="date" office:date-value="2013-11-30" calcext:value-type="date">
            <text:p>nov.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15187" calcext:value-type="currency">
            <text:p>15 187,00 €</text:p>
          </table:table-cell>
          <table:table-cell table:style-name="ce15" office:value-type="currency" office:currency="EUR" office:value="14856" calcext:value-type="currency">
            <text:p>14 856,0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12-01" calcext:value-type="date">
            <text:p>01/12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19]" office:value-type="date" office:date-value="2013-12-31" calcext:value-type="date">
            <text:p>déc.</text:p>
          </table:table-cell>
          <table:table-cell table:style-name="ce28" office:value-type="string" calcext:value-type="string">
            <text:p>GFI</text:p>
          </table:table-cell>
          <table:table-cell table:style-name="ce15" office:value-type="currency" office:currency="EUR" office:value="3273.62" calcext:value-type="currency">
            <text:p>3 273,62 €</text:p>
          </table:table-cell>
          <table:table-cell table:style-name="ce15" office:value-type="currency" office:currency="EUR" office:value="5437.72" calcext:value-type="currency">
            <text:p>5 437,7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2-06" calcext:value-type="date">
            <text:p>06/02/13</text:p>
          </table:table-cell>
          <table:table-cell table:style-name="ce20" office:value-type="date" office:date-value="2013-09-26" calcext:value-type="date">
            <text:p>26/09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20]" office:value-type="date" office:date-value="2013-09-26" calcext:value-type="date">
            <text:p>sept.</text:p>
          </table:table-cell>
          <table:table-cell table:style-name="ce28" office:value-type="string" calcext:value-type="string">
            <text:p>CPAM</text:p>
          </table:table-cell>
          <table:table-cell table:style-name="ce13" office:value-type="currency" office:currency="EUR" office:value="9670.67" calcext:value-type="currency">
            <text:p>9 670,67 €</text:p>
          </table:table-cell>
          <table:table-cell table:style-name="ce13" table:formula="of:=9670.67 - 599.98 - 48.09" office:value-type="currency" office:currency="EUR" office:value="9022.6" calcext:value-type="currency">
            <text:p>9 022,6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9-26" calcext:value-type="date">
            <text:p>26/09/13</text:p>
          </table:table-cell>
          <table:table-cell table:style-name="ce20" office:value-type="date" office:date-value="2013-10-10" calcext:value-type="date">
            <text:p>10/10/13</text:p>
          </table:table-cell>
          <table:table-cell table:style-name="ce4" office:value-type="float" office:value="2013" calcext:value-type="float">
            <text:p>2013</text:p>
          </table:table-cell>
          <table:table-cell table:style-name="ce25" table:formula="of:=[.C21]" office:value-type="date" office:date-value="2013-10-10" calcext:value-type="date">
            <text:p>oct.</text:p>
          </table:table-cell>
          <table:table-cell table:style-name="ce28" office:value-type="string" calcext:value-type="string">
            <text:p>CPAM</text:p>
          </table:table-cell>
          <table:table-cell table:style-name="ce31" office:value-type="currency" office:currency="EUR" office:value="633.45" calcext:value-type="currency">
            <text:p>633,45 €</text:p>
          </table:table-cell>
          <table:table-cell table:style-name="ce15" table:formula="of:=633.45-39.3-3.15" office:value-type="currency" office:currency="EUR" office:value="591" calcext:value-type="currency">
            <text:p>591,00 €</text:p>
          </table:table-cell>
          <table:table-cell table:number-columns-repeated="1016"/>
        </table:table-row>
        <table:table-row table:style-name="ro1">
          <table:table-cell/>
          <table:table-cell table:style-name="ce21" table:number-columns-repeated="3"/>
          <table:table-cell table:style-name="ce26"/>
          <table:table-cell table:style-name="ce29"/>
          <table:table-cell table:style-name="ce32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ynthèse calculé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/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/>
          <table:table-cell table:style-name="ce20" office:value-type="string" calcext:value-type="string">
            <text:p>GFI</text:p>
          </table:table-cell>
          <table:table-cell table:style-name="ce12" office:value-type="currency" office:currency="EUR" office:value="29349.22" calcext:value-type="currency">
            <text:p>29 349,22 €</text:p>
          </table:table-cell>
          <table:table-cell table:style-name="ce15" office:value-type="currency" office:currency="EUR" office:value="30646.55" calcext:value-type="currency">
            <text:p>30 646,55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/>
          <table:table-cell table:style-name="ce20" office:value-type="string" calcext:value-type="string">
            <text:p>CPAM</text:p>
          </table:table-cell>
          <table:table-cell table:style-name="ce12" office:value-type="currency" office:currency="EUR" office:value="10304.12" calcext:value-type="currency">
            <text:p>10 304,12 €</text:p>
          </table:table-cell>
          <table:table-cell table:style-name="ce15" office:value-type="currency" office:currency="EUR" office:value="9613.6" calcext:value-type="currency">
            <text:p>9 613,60 €</text:p>
          </table:table-cell>
          <table:table-cell table:number-columns-repeated="1016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ynthèse administrativ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 office:value-type="string" calcext:value-type="string">
            <text:p>Der. Bull. Salaire</text:p>
          </table:table-cell>
          <table:table-cell table:style-name="ce20" office:value-type="string" calcext:value-type="string">
            <text:p>GFI</text:p>
          </table:table-cell>
          <table:table-cell table:style-name="ce12" office:value-type="currency" office:currency="EUR" office:value="29349.22" calcext:value-type="currency">
            <text:p>29 349,22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 office:value-type="string" calcext:value-type="string">
            <text:p>Relevé fiscal</text:p>
          </table:table-cell>
          <table:table-cell table:style-name="ce20" office:value-type="string" calcext:value-type="string">
            <text:p>CPAM</text:p>
          </table:table-cell>
          <table:table-cell table:style-name="ce12" office:value-type="currency" office:currency="EUR" office:value="2640.62" calcext:value-type="currency">
            <text:p>2 640,62 €</text:p>
          </table:table-cell>
          <table:table-cell table:style-name="ce15"/>
          <table:table-cell table:number-columns-repeated="1016"/>
        </table:table-row>
        <table:table-row table:style-name="ro1" table:number-rows-repeated="2">
          <table:table-cell/>
          <table:table-cell table:style-name="ce5" table:number-columns-repeated="3"/>
          <table:table-cell table:style-name="ce25"/>
          <table:table-cell table:style-name="ce28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 office:value-type="string" calcext:value-type="string">
            <text:p>Calculé</text:p>
          </table:table-cell>
          <table:table-cell table:style-name="ce20"/>
          <table:table-cell table:style-name="ce12" table:formula="of:=SUM([.G26:.G27])" office:value-type="currency" office:currency="EUR" office:value="39653.34" calcext:value-type="currency">
            <text:p>39 653,34 €</text:p>
          </table:table-cell>
          <table:table-cell table:style-name="ce12" table:formula="of:=SUM([.H26:.H27])" office:value-type="currency" office:currency="EUR" office:value="40260.15" calcext:value-type="currency">
            <text:p>40 260,15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 office:value-type="string" calcext:value-type="string">
            <text:p>Administratif</text:p>
          </table:table-cell>
          <table:table-cell table:style-name="ce20"/>
          <table:table-cell table:style-name="ce12" table:formula="of:=SUM([.G32:.G33])" office:value-type="currency" office:currency="EUR" office:value="31989.84" calcext:value-type="currency">
            <text:p>31 989,84 €</text:p>
          </table:table-cell>
          <table:table-cell table:style-name="ce15"/>
          <table:table-cell table:number-columns-repeated="1016"/>
        </table:table-row>
        <table:table-row table:style-name="ro1" table:number-rows-repeated="2">
          <table:table-cell/>
          <table:table-cell table:style-name="ce5" table:number-columns-repeated="3"/>
          <table:table-cell table:style-name="ce25"/>
          <table:table-cell table:style-name="ce28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Infos indiquées sur le site de déclaration des revenu 2013</text:p>
          </table:table-cell>
          <table:table-cell table:style-name="ce23" table:number-columns-repeated="5"/>
          <table:table-cell table:style-name="ce34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ynthèse impots.gouv.fr (visible sur déclaration pré-remplie, le 15/04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/>
          <table:table-cell table:style-name="ce20" office:value-type="string" calcext:value-type="string">
            <text:p>GFI</text:p>
          </table:table-cell>
          <table:table-cell table:style-name="ce12" office:value-type="currency" office:currency="EUR" office:value="29820" calcext:value-type="currency">
            <text:p>29 820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/>
          <table:table-cell table:style-name="ce20" office:value-type="string" calcext:value-type="string">
            <text:p>CPAM</text:p>
          </table:table-cell>
          <table:table-cell table:style-name="ce12" office:value-type="currency" office:currency="EUR" office:value="2641" calcext:value-type="currency">
            <text:p>2 641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20"/>
          <table:table-cell table:style-name="ce25"/>
          <table:table-cell table:style-name="ce20" office:value-type="string" calcext:value-type="string">
            <text:p>Monoprix SA</text:p>
          </table:table-cell>
          <table:table-cell table:style-name="ce12" office:value-type="currency" office:currency="EUR" office:value="15" calcext:value-type="currency">
            <text:p>15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5"/>
          <table:table-cell table:style-name="ce25"/>
          <table:table-cell table:style-name="ce28" office:value-type="string" calcext:value-type="string">
            <text:p>Total</text:p>
          </table:table-cell>
          <table:table-cell table:style-name="ce13" table:formula="of:=SUM([.G48:.G50])" office:value-type="currency" office:currency="EUR" office:value="32476" calcext:value-type="currency">
            <text:p>32 476,00 €</text:p>
          </table:table-cell>
          <table:table-cell table:style-name="ce15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ontant de L'IR tel que fourni sur le site de déclaration des revenus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able</text:p>
          </table:table-cell>
          <table:table-cell table:style-name="ce9" office:value-type="string" calcext:value-type="string">
            <text:p>Taux d'impos.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date" office:date-value="2013-01-01" calcext:value-type="date">
            <text:p>01/01/13</text:p>
          </table:table-cell>
          <table:table-cell table:style-name="ce20" office:value-type="date" office:date-value="2013-12-31" calcext:value-type="date">
            <text:p>31/12/13</text:p>
          </table:table-cell>
          <table:table-cell table:style-name="ce12" office:value-type="currency" office:currency="EUR" office:value="32476" calcext:value-type="currency">
            <text:p>32 476,00 €</text:p>
          </table:table-cell>
          <table:table-cell table:style-name="ce27" office:value-type="percentage" office:value="0.11" calcext:value-type="percentage">
            <text:p>11%</text:p>
          </table:table-cell>
          <table:table-cell table:style-name="ce12" office:value-type="currency" office:currency="EUR" office:value="29228" calcext:value-type="currency">
            <text:p>29 228,00 €</text:p>
          </table:table-cell>
          <table:table-cell table:style-name="ce33" office:value-type="currency" office:currency="EUR" office:value="3158" calcext:value-type="currency">
            <text:p>3 158,00 €</text:p>
          </table:table-cell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omme</text:p>
          </table:table-cell>
          <table:table-cell table:style-name="ce3" table:number-columns-repeated="2"/>
          <table:table-cell table:style-name="ce9"/>
          <table:table-cell table:style-name="ce11" office:value-type="string" calcext:value-type="string">
            <text:p>Montant</text:p>
          </table:table-cell>
          <table:table-cell table:style-name="ce14" office:value-type="string" calcext:value-type="string">
            <text:p>Restant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Initiale</text:p>
          </table:table-cell>
          <table:table-cell table:style-name="ce20"/>
          <table:table-cell table:style-name="ce12"/>
          <table:table-cell table:style-name="ce27"/>
          <table:table-cell table:style-name="ce12"/>
          <table:table-cell table:style-name="ce12" table:formula="of:=[.$G$58]" office:value-type="currency" office:currency="EUR" office:value="3158" calcext:value-type="currency">
            <text:p>3 158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1-18" calcext:value-type="date">
            <text:p>18/01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3]+[.F64]" office:value-type="currency" office:currency="EUR" office:value="2568" calcext:value-type="currency">
            <text:p>2 568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2-18" calcext:value-type="date">
            <text:p>18/02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4]+[.F65]" office:value-type="currency" office:currency="EUR" office:value="1978" calcext:value-type="currency">
            <text:p>1 978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3-18" calcext:value-type="date">
            <text:p>18/03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5]+[.F66]" office:value-type="currency" office:currency="EUR" office:value="1388" calcext:value-type="currency">
            <text:p>1 388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4-18" calcext:value-type="date">
            <text:p>18/04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6]+[.F67]" office:value-type="currency" office:currency="EUR" office:value="798" calcext:value-type="currency">
            <text:p>798,0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5-18" calcext:value-type="date">
            <text:p>18/05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7]+[.F68]" office:value-type="currency" office:currency="EUR" office:value="208" calcext:value-type="currency">
            <text:p>208,00 €</text:p>
          </table:table-cell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6-18" calcext:value-type="date">
            <text:p>18/06/14</text:p>
          </table:table-cell>
          <table:table-cell table:style-name="ce12"/>
          <table:table-cell table:style-name="ce27"/>
          <table:table-cell table:style-name="ce12" office:value-type="currency" office:currency="EUR" office:value="-590" calcext:value-type="currency">
            <text:p>-590,00 €</text:p>
          </table:table-cell>
          <table:table-cell table:style-name="ce12" table:formula="of:=[.G68]+[.F69]" office:value-type="currency" office:currency="EUR" office:value="-382" calcext:value-type="currency">
            <text:p>-382,00 €</text:p>
          </table:table-cell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/>
          <table:table-cell table:style-name="ce33"/>
          <table:table-cell table:style-name="ce1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form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érimètre</text:p>
          </table:table-cell>
          <table:table-cell table:style-name="ce24" office:value-type="string" calcext:value-type="string" table:number-columns-spanned="6" table:number-rows-spanned="1">
            <text:p>Les versements relatifs à la mensualisation (10 *590 €) sont supérieurs à l'impôt théoriquement dû (3158 €)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bjet</text:p>
          </table:table-cell>
          <table:table-cell table:style-name="ce24" office:value-type="string" calcext:value-type="string" table:number-columns-spanned="6" table:number-rows-spanned="1">
            <text:p>Il est nécessaire de limiter les versements à l'impôt dû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trainte</text:p>
          </table:table-cell>
          <table:table-cell table:style-name="ce24" office:value-type="string" calcext:value-type="string" table:number-columns-spanned="6" table:number-rows-spanned="1">
            <text:p>On peut seulement le réduire à 10 % de son montant ou déterminer une date d'interruption du prélèvement.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ction</text:p>
          </table:table-cell>
          <table:table-cell table:style-name="ce24" office:value-type="string" calcext:value-type="string" table:number-columns-spanned="6" table:number-rows-spanned="1">
            <text:p>La demande de suspension des versements a été acceptée le 22/04/2014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bservation 1</text:p>
          </table:table-cell>
          <table:table-cell table:style-name="ce24" office:value-type="string" calcext:value-type="string" table:number-columns-spanned="6" table:number-rows-spanned="1">
            <text:p>Le prélèvement automatique propre à la mensualisation sera interrompu suite au versement de juin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bservation 2</text:p>
          </table:table-cell>
          <table:table-cell table:style-name="ce24" office:value-type="string" calcext:value-type="string" table:number-columns-spanned="6" table:number-rows-spanned="1">
            <text:p>Le TP me rendra la différence entre le versé et le dû (théoriquement 382 €) en août/septembre</text:p>
          </table:table-cell>
          <table:covered-table-cell table:style-name="ce12"/>
          <table:covered-table-cell table:style-name="ce27"/>
          <table:covered-table-cell table:number-columns-repeated="2" table:style-name="ce12"/>
          <table:covered-table-cell table:style-name="ce15"/>
          <table:table-cell table:number-columns-repeated="1016"/>
        </table:table-row>
        <table:table-row table:style-name="ro1" table:number-rows-repeated="1048405">
          <table:table-cell table:number-columns-repeated="1024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R - 2014" table:style-name="ta1">
        <table:table-column table:style-name="co1" table:number-columns-repeated="6" table:default-cell-style-name="ce1"/>
        <table:table-column table:style-name="co1" table:number-columns-repeated="2" table:default-cell-style-name="ce10"/>
        <table:table-column table:style-name="co2" table:number-columns-repeated="1004" table:default-cell-style-name="ce1"/>
        <table:table-column table:style-name="co2" table:number-columns-repeated="12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evenus 2013 : Calcul personnel des revenus et impôts</text:p>
          </table:table-cell>
          <table:table-cell table:style-name="ce23" table:number-columns-repeated="5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evenus 2013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Année</text:p>
          </table:table-cell>
          <table:table-cell table:style-name="ce9" office:value-type="string" calcext:value-type="string">
            <text:p>Mois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date" office:date-value="2014-01-01" calcext:value-type="date">
            <text:p>01 janv.</text:p>
          </table:table-cell>
          <table:table-cell table:style-name="ce36" office:value-type="date" office:date-value="2014-01-30" calcext:value-type="date">
            <text:p>30 janv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6]" office:value-type="date" office:date-value="2014-01-30" calcext:value-type="date">
            <text:p>janv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2753.83" calcext:value-type="currency">
            <text:p>2 753,83 €</text:p>
          </table:table-cell>
          <table:table-cell table:style-name="ce44" office:value-type="currency" office:currency="EUR" office:value="3483.18" calcext:value-type="currency">
            <text:p>3 483,18 €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date" office:date-value="2014-02-01" calcext:value-type="date">
            <text:p>01 févr.</text:p>
          </table:table-cell>
          <table:table-cell table:style-name="ce36" office:value-type="date" office:date-value="2014-02-27" calcext:value-type="date">
            <text:p>27 févr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7]" office:value-type="date" office:date-value="2014-02-27" calcext:value-type="date">
            <text:p>févr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3606.82" calcext:value-type="currency">
            <text:p>3 606,82 €</text:p>
          </table:table-cell>
          <table:table-cell table:style-name="ce44" office:value-type="currency" office:currency="EUR" office:value="3488.64" calcext:value-type="currency">
            <text:p>3 488,6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3-01" calcext:value-type="date">
            <text:p>01 mars</text:p>
          </table:table-cell>
          <table:table-cell table:style-name="ce36" office:value-type="date" office:date-value="2014-03-28" calcext:value-type="date">
            <text:p>28 mars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8]" office:value-type="date" office:date-value="2014-03-28" calcext:value-type="date">
            <text:p>mars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1151.13" calcext:value-type="currency">
            <text:p>1 151,13 €</text:p>
          </table:table-cell>
          <table:table-cell table:style-name="ce44" office:value-type="currency" office:currency="EUR" office:value="3483.16" calcext:value-type="currency">
            <text:p>3 483,16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4-01" calcext:value-type="date">
            <text:p>01 avr.</text:p>
          </table:table-cell>
          <table:table-cell table:style-name="ce36" office:value-type="date" office:date-value="2014-04-29" calcext:value-type="date">
            <text:p>29 avr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9]" office:value-type="date" office:date-value="2014-04-29" calcext:value-type="date">
            <text:p>avr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5765.61" calcext:value-type="currency">
            <text:p>5 765,61 €</text:p>
          </table:table-cell>
          <table:table-cell table:style-name="ce44" office:value-type="currency" office:currency="EUR" office:value="5625.76" calcext:value-type="currency">
            <text:p>5 625,76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5-01" calcext:value-type="date">
            <text:p>01 mai</text:p>
          </table:table-cell>
          <table:table-cell table:style-name="ce36" office:value-type="date" office:date-value="2014-05-28" calcext:value-type="date">
            <text:p>28 mai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0]" office:value-type="date" office:date-value="2014-05-28" calcext:value-type="date">
            <text:p>mai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2294.95" calcext:value-type="currency">
            <text:p>2 294,95 €</text:p>
          </table:table-cell>
          <table:table-cell table:style-name="ce44" office:value-type="currency" office:currency="EUR" office:value="3428.77" calcext:value-type="currency">
            <text:p>3 428,77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6-01" calcext:value-type="date">
            <text:p>01 juin</text:p>
          </table:table-cell>
          <table:table-cell table:style-name="ce36" office:value-type="date" office:date-value="2014-06-27" calcext:value-type="date">
            <text:p>27 juin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1]" office:value-type="date" office:date-value="2014-06-27" calcext:value-type="date">
            <text:p>juin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4171.81" calcext:value-type="currency">
            <text:p>4 171,81 €</text:p>
          </table:table-cell>
          <table:table-cell table:style-name="ce44" office:value-type="currency" office:currency="EUR" office:value="5155.74" calcext:value-type="currency">
            <text:p>5 155,7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7-01" calcext:value-type="date">
            <text:p>01 juil.</text:p>
          </table:table-cell>
          <table:table-cell table:style-name="ce36" office:value-type="date" office:date-value="2014-07-30" calcext:value-type="date">
            <text:p>30 juil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2]" office:value-type="date" office:date-value="2014-07-30" calcext:value-type="date">
            <text:p>juil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3638.96" calcext:value-type="currency">
            <text:p>3 638,96 €</text:p>
          </table:table-cell>
          <table:table-cell table:style-name="ce44" office:value-type="currency" office:currency="EUR" office:value="3425.78" calcext:value-type="currency">
            <text:p>3 425,78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8-01" calcext:value-type="date">
            <text:p>01 août</text:p>
          </table:table-cell>
          <table:table-cell table:style-name="ce36" office:value-type="date" office:date-value="2014-08-28" calcext:value-type="date">
            <text:p>28 août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3]" office:value-type="date" office:date-value="2014-08-28" calcext:value-type="date">
            <text:p>août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3659.58" calcext:value-type="currency">
            <text:p>3 659,58 €</text:p>
          </table:table-cell>
          <table:table-cell table:style-name="ce44" office:value-type="currency" office:currency="EUR" office:value="3448.79" calcext:value-type="currency">
            <text:p>3 448,79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09-01" calcext:value-type="date">
            <text:p>01 sept.</text:p>
          </table:table-cell>
          <table:table-cell table:style-name="ce36" office:value-type="date" office:date-value="2014-09-29" calcext:value-type="date">
            <text:p>29 sept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4]" office:value-type="date" office:date-value="2014-09-29" calcext:value-type="date">
            <text:p>sept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3638.96" calcext:value-type="currency">
            <text:p>3 638,96 €</text:p>
          </table:table-cell>
          <table:table-cell table:style-name="ce44" office:value-type="currency" office:currency="EUR" office:value="3428.78" calcext:value-type="currency">
            <text:p>3 428,78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10-01" calcext:value-type="date">
            <text:p>01 oct.</text:p>
          </table:table-cell>
          <table:table-cell table:style-name="ce36" office:value-type="date" office:date-value="2014-10-30" calcext:value-type="date">
            <text:p>30 oct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5]" office:value-type="date" office:date-value="2014-10-30" calcext:value-type="date">
            <text:p>oct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267.72" calcext:value-type="currency">
            <text:p>267,72 €</text:p>
          </table:table-cell>
          <table:table-cell table:style-name="ce44" office:value-type="currency" office:currency="EUR" office:value="3480.8" calcext:value-type="currency">
            <text:p>3 480,80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11-01" calcext:value-type="date">
            <text:p>01 nov.</text:p>
          </table:table-cell>
          <table:table-cell table:style-name="ce36" office:value-type="date" office:date-value="2014-11-30" calcext:value-type="date">
            <text:p>30 nov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6]" office:value-type="date" office:date-value="2014-11-30" calcext:value-type="date">
            <text:p>nov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2543.5" calcext:value-type="currency">
            <text:p>2 543,50 €</text:p>
          </table:table-cell>
          <table:table-cell table:style-name="ce44" office:value-type="currency" office:currency="EUR" office:value="3428.79" calcext:value-type="currency">
            <text:p>3 428,79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office:value-type="date" office:date-value="2014-12-01" calcext:value-type="date">
            <text:p>01 déc.</text:p>
          </table:table-cell>
          <table:table-cell table:style-name="ce36" office:value-type="date" office:date-value="2014-12-31" calcext:value-type="date">
            <text:p>31 déc.</text:p>
          </table:table-cell>
          <table:table-cell table:style-name="ce4" office:value-type="float" office:value="2014" calcext:value-type="float">
            <text:p>2014</text:p>
          </table:table-cell>
          <table:table-cell table:style-name="ce25" table:formula="of:=[.C17]" office:value-type="date" office:date-value="2014-12-31" calcext:value-type="date">
            <text:p>déc.</text:p>
          </table:table-cell>
          <table:table-cell table:style-name="ce28" office:value-type="string" calcext:value-type="string">
            <text:p>GFI</text:p>
          </table:table-cell>
          <table:table-cell table:style-name="ce44" office:value-type="currency" office:currency="EUR" office:value="4472.75" calcext:value-type="currency">
            <text:p>4 472,75 €</text:p>
          </table:table-cell>
          <table:table-cell table:style-name="ce44" office:value-type="currency" office:currency="EUR" office:value="5155.73" calcext:value-type="currency">
            <text:p>5 155,73 €</text:p>
          </table:table-cell>
          <table:table-cell table:number-columns-repeated="4"/>
          <table:table-cell table:style-name="ce51" table:number-columns-repeated="2"/>
          <table:table-cell table:number-columns-repeated="1010"/>
        </table:table-row>
        <table:table-row table:style-name="ro1">
          <table:table-cell/>
          <table:table-cell table:style-name="ce20" table:number-columns-repeated="2"/>
          <table:table-cell table:style-name="ce4"/>
          <table:table-cell table:style-name="ce25"/>
          <table:table-cell table:style-name="ce28"/>
          <table:table-cell table:style-name="ce13" table:number-columns-repeated="2"/>
          <table:table-cell table:number-columns-repeated="4"/>
          <table:table-cell table:style-name="ce51" table:number-columns-repeated="2"/>
          <table:table-cell table:number-columns-repeated="1010"/>
        </table:table-row>
        <table:table-row table:style-name="ro1">
          <table:table-cell/>
          <table:table-cell table:style-name="ce20" table:number-columns-repeated="2"/>
          <table:table-cell table:style-name="ce4"/>
          <table:table-cell table:style-name="ce25"/>
          <table:table-cell table:style-name="ce28"/>
          <table:table-cell table:style-name="ce31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1" table:number-columns-repeated="3"/>
          <table:table-cell table:style-name="ce26"/>
          <table:table-cell table:style-name="ce29"/>
          <table:table-cell table:style-name="ce32"/>
          <table:table-cell table:style-name="ce35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Émetteur</text:p>
          </table:table-cell>
          <table:table-cell table:style-name="ce11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20"/>
          <table:table-cell table:style-name="ce25" office:value-type="string" calcext:value-type="string">
            <text:p>Calculé</text:p>
          </table:table-cell>
          <table:table-cell table:style-name="ce20"/>
          <table:table-cell table:style-name="ce12" table:formula="of:=SUM([.G6:.G17])" office:value-type="currency" office:currency="EUR" office:value="37965.62" calcext:value-type="currency">
            <text:p>37 965,62 €</text:p>
          </table:table-cell>
          <table:table-cell table:style-name="ce12" table:formula="of:=SUM([.H6:.H17])" office:value-type="currency" office:currency="EUR" office:value="47033.92" calcext:value-type="currency">
            <text:p>47 033,9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20"/>
          <table:table-cell table:style-name="ce25" office:value-type="string" calcext:value-type="string">
            <text:p>Théorique</text:p>
          </table:table-cell>
          <table:table-cell table:style-name="ce20"/>
          <table:table-cell table:style-name="ce12" office:value-type="currency" office:currency="EUR" office:value="37965.62" calcext:value-type="currency">
            <text:p>37 965,62 €</text:p>
          </table:table-cell>
          <table:table-cell table:style-name="ce12" office:value-type="currency" office:currency="EUR" office:value="47033.92" calcext:value-type="currency">
            <text:p>47 033,9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20"/>
          <table:table-cell table:style-name="ce25" office:value-type="string" calcext:value-type="string">
            <text:p>Administratif</text:p>
          </table:table-cell>
          <table:table-cell table:style-name="ce20"/>
          <table:table-cell table:style-name="ce12" office:value-type="currency" office:currency="EUR" office:value="37965" calcext:value-type="currency">
            <text:p>37 965,00 €</text:p>
          </table:table-cell>
          <table:table-cell table:style-name="ce12" office:value-type="currency" office:currency="EUR" office:value="47033.92" calcext:value-type="currency">
            <text:p>47 033,92 €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5" table:number-columns-repeated="3"/>
          <table:table-cell table:style-name="ce25"/>
          <table:table-cell table:style-name="ce28"/>
          <table:table-cell table:style-name="ce13"/>
          <table:table-cell table:style-name="ce15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ontant de L'IR tel que fourni sur le site de déclaration des revenus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able</text:p>
          </table:table-cell>
          <table:table-cell table:style-name="ce9" office:value-type="string" calcext:value-type="string">
            <text:p>Taux d'impos.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12"/>
          <table:table-cell table:style-name="ce27"/>
          <table:table-cell table:style-name="ce12"/>
          <table:table-cell table:style-name="ce33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omme</text:p>
          </table:table-cell>
          <table:table-cell table:style-name="ce3" table:number-columns-repeated="2"/>
          <table:table-cell table:style-name="ce9"/>
          <table:table-cell table:style-name="ce11" office:value-type="string" calcext:value-type="string">
            <text:p>Montant</text:p>
          </table:table-cell>
          <table:table-cell table:style-name="ce14" office:value-type="string" calcext:value-type="string">
            <text:p>Restant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1-18" calcext:value-type="date">
            <text:p>18/01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2-18" calcext:value-type="date">
            <text:p>18/02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3-18" calcext:value-type="date">
            <text:p>18/03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4-18" calcext:value-type="date">
            <text:p>18/04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5-18" calcext:value-type="date">
            <text:p>18/05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6-18" calcext:value-type="date">
            <text:p>18/06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7-18" calcext:value-type="date">
            <text:p>18/07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8-18" calcext:value-type="date">
            <text:p>18/08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9-18" calcext:value-type="date">
            <text:p>18/09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10-18" calcext:value-type="date">
            <text:p>18/10/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evenus 2014 : Estimation</text:p>
          </table:table-cell>
          <table:table-cell table:style-name="ce23" table:number-columns-repeated="1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on et déduction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Organism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Montant</text:p>
          </table:table-cell>
          <table:table-cell table:style-name="ce9" office:value-type="string" calcext:value-type="string">
            <text:p>% réduction</text:p>
          </table:table-cell>
          <table:table-cell table:style-name="ce9" office:value-type="string" calcext:value-type="string">
            <text:p>Mont. Réduc</text:p>
          </table:table-cell>
          <table:table-cell table:style-name="ce11" office:value-type="string" calcext:value-type="string">
            <text:p>Coût final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ioscèse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750" calcext:value-type="currency">
            <text:p>7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55]*[.E55]" office:value-type="currency" office:currency="EUR" office:value="495" calcext:value-type="currency">
            <text:p>495 €</text:p>
          </table:table-cell>
          <table:table-cell table:style-name="ce37" table:formula="of:=[.D55]-[.F55]" office:value-type="currency" office:currency="EUR" office:value="255" calcext:value-type="currency">
            <text:p>255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ioscèse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750" calcext:value-type="currency">
            <text:p>7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56]*[.E56]" office:value-type="currency" office:currency="EUR" office:value="495" calcext:value-type="currency">
            <text:p>495 €</text:p>
          </table:table-cell>
          <table:table-cell table:style-name="ce37" table:formula="of:=[.D56]-[.F56]" office:value-type="currency" office:currency="EUR" office:value="255" calcext:value-type="currency">
            <text:p>255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CSVP Nat.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300" calcext:value-type="currency">
            <text:p>300 €</text:p>
          </table:table-cell>
          <table:table-cell table:style-name="ce27" office:value-type="percentage" office:value="0.75" calcext:value-type="percentage">
            <text:p>75%</text:p>
          </table:table-cell>
          <table:table-cell table:style-name="ce37" table:formula="of:=[.D57]*[.E57]" office:value-type="currency" office:currency="EUR" office:value="225" calcext:value-type="currency">
            <text:p>225 €</text:p>
          </table:table-cell>
          <table:table-cell table:style-name="ce37" table:formula="of:=[.D57]-[.F57]" office:value-type="currency" office:currency="EUR" office:value="75" calcext:value-type="currency">
            <text:p>75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SPA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300" calcext:value-type="currency">
            <text:p>30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58]*[.E58]" office:value-type="currency" office:currency="EUR" office:value="198" calcext:value-type="currency">
            <text:p>198 €</text:p>
          </table:table-cell>
          <table:table-cell table:style-name="ce37" table:formula="of:=[.D58]-[.F58]" office:value-type="currency" office:currency="EUR" office:value="102" calcext:value-type="currency">
            <text:p>102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CSVP Loc.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300" calcext:value-type="currency">
            <text:p>300 €</text:p>
          </table:table-cell>
          <table:table-cell table:style-name="ce27" office:value-type="percentage" office:value="0.75" calcext:value-type="percentage">
            <text:p>75%</text:p>
          </table:table-cell>
          <table:table-cell table:style-name="ce37" table:formula="of:=[.D59]*[.E59]" office:value-type="currency" office:currency="EUR" office:value="225" calcext:value-type="currency">
            <text:p>225 €</text:p>
          </table:table-cell>
          <table:table-cell table:style-name="ce37" table:formula="of:=[.D59]-[.F59]" office:value-type="currency" office:currency="EUR" office:value="75" calcext:value-type="currency">
            <text:p>75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SPA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150" calcext:value-type="currency">
            <text:p>1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0]*[.E60]" office:value-type="currency" office:currency="EUR" office:value="99" calcext:value-type="currency">
            <text:p>99 €</text:p>
          </table:table-cell>
          <table:table-cell table:style-name="ce37" table:formula="of:=[.D60]-[.F60]" office:value-type="currency" office:currency="EUR" office:value="51" calcext:value-type="currency">
            <text:p>51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otal 75 %</text:p>
          </table:table-cell>
          <table:table-cell table:style-name="ce37"/>
          <table:table-cell table:style-name="ce37" office:value-type="currency" office:currency="EUR" office:value="526" calcext:value-type="currency">
            <text:p>526 €</text:p>
          </table:table-cell>
          <table:table-cell table:style-name="ce27" office:value-type="percentage" office:value="0.75" calcext:value-type="percentage">
            <text:p>75%</text:p>
          </table:table-cell>
          <table:table-cell table:style-name="ce37" table:formula="of:=[.D62]*[.E62]" office:value-type="currency" office:currency="EUR" office:value="394.5" calcext:value-type="currency">
            <text:p>395 €</text:p>
          </table:table-cell>
          <table:table-cell table:style-name="ce37" table:formula="of:=[.D62]-[.F62]" office:value-type="currency" office:currency="EUR" office:value="131.5" calcext:value-type="currency">
            <text:p>132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otal 66 %</text:p>
          </table:table-cell>
          <table:table-cell table:style-name="ce37"/>
          <table:table-cell table:style-name="ce37" table:formula="of:=[.D55]+[.D56]+[.D58]+[.D60]+74" office:value-type="currency" office:currency="EUR" office:value="2024" calcext:value-type="currency">
            <text:p>2 024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3]*[.E63]" office:value-type="currency" office:currency="EUR" office:value="1335.84" calcext:value-type="currency">
            <text:p>1 336 €</text:p>
          </table:table-cell>
          <table:table-cell table:style-name="ce37" table:formula="of:=[.D63]-[.F63]" office:value-type="currency" office:currency="EUR" office:value="688.16" calcext:value-type="currency">
            <text:p>688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 table:style-name="ce37"/>
          <table:table-cell table:style-name="ce37" table:formula="of:=[.D62]+[.D63]" office:value-type="currency" office:currency="EUR" office:value="2550" calcext:value-type="currency">
            <text:p>2 550 €</text:p>
          </table:table-cell>
          <table:table-cell table:style-name="ce27"/>
          <table:table-cell table:style-name="ce37" table:formula="of:=[.F62]+[.F63]" office:value-type="currency" office:currency="EUR" office:value="1730.34" calcext:value-type="currency">
            <text:p>1 730 €</text:p>
          </table:table-cell>
          <table:table-cell table:style-name="ce37" table:formula="of:=[.G62]+[.G63]" office:value-type="currency" office:currency="EUR" office:value="819.66" calcext:value-type="currency">
            <text:p>820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 table:number-columns-repeated="3"/>
          <table:table-cell table:style-name="ce39"/>
          <table:table-cell table:style-name="ce37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calculé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7503.94" calcext:value-type="currency">
            <text:p>47 50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37" table:formula="of:=[.$G$24]" office:value-type="currency" office:currency="EUR" office:value="37965.62" calcext:value-type="currency">
            <text:p>37 966 €</text:p>
          </table:table-cell>
          <table:table-cell table:style-name="ce45" office:value-type="currency" office:currency="EUR" office:value="4612" calcext:value-type="currency">
            <text:p>4 612 €</text:p>
          </table:table-cell>
          <table:table-cell table:style-name="ce45" table:formula="of:=[.G70]-[.E70]" office:value-type="currency" office:currency="EUR" office:value="2881.66" calcext:value-type="currency">
            <text:p>2 882 €</text:p>
          </table:table-cell>
          <table:table-cell table:style-name="ce49" table:formula="of:=[.H70]/10" office:value-type="currency" office:currency="EUR" office:value="288.166" calcext:value-type="currency">
            <text:p>288 €</text:p>
          </table:table-cell>
          <table:table-cell table:style-name="ce50" table:formula="of:=[.G70]/[.F70]" office:value-type="percentage" office:value="0.121478326970559" calcext:value-type="percentage">
            <text:p>12,15%</text:p>
          </table:table-cell>
          <table:table-cell table:style-name="ce50" table:formula="of:=[.H70]/[.F70]" office:value-type="percentage" office:value="0.075901829075885" calcext:value-type="percentage">
            <text:p>7,59%</text:p>
          </table:table-cell>
          <table:table-cell/>
          <table:table-cell table:style-name="ce43" table:formula="of:=[.H70]-5*[.I70]" office:value-type="currency" office:currency="EUR" office:value="1440.83" calcext:value-type="currency">
            <text:p>1 441 €</text:p>
          </table:table-cell>
          <table:table-cell table:style-name="ce53" table:formula="of:=[.M70]/5" office:value-type="currency" office:currency="EUR" office:value="288.166" calcext:value-type="currency">
            <text:p>288 €</text:p>
          </table:table-cell>
          <table:table-cell/>
          <table:table-cell table:style-name="ce43" table:formula="of:=[.H70]-9*[.I70]" office:value-type="currency" office:currency="EUR" office:value="288.166" calcext:value-type="currency">
            <text:p>288 €</text:p>
          </table:table-cell>
          <table:table-cell table:style-name="ce49" table:formula="of:=[.P70]" office:value-type="currency" office:currency="EUR" office:value="288.166" calcext:value-type="currency">
            <text:p>288 €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0354" calcext:value-type="currency">
            <text:p>40 35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43" table:formula="of:=[.$H$24]" office:value-type="currency" office:currency="EUR" office:value="47033.92" calcext:value-type="currency">
            <text:p>47 034 €</text:p>
          </table:table-cell>
          <table:table-cell table:style-name="ce45" office:value-type="currency" office:currency="EUR" office:value="7060" calcext:value-type="currency">
            <text:p>7 060 €</text:p>
          </table:table-cell>
          <table:table-cell table:style-name="ce45" table:formula="of:=[.G71]-[.E71]" office:value-type="currency" office:currency="EUR" office:value="5329.66" calcext:value-type="currency">
            <text:p>5 330 €</text:p>
          </table:table-cell>
          <table:table-cell table:style-name="ce49" table:formula="of:=[.H71]/10" office:value-type="currency" office:currency="EUR" office:value="532.966" calcext:value-type="currency">
            <text:p>533 €</text:p>
          </table:table-cell>
          <table:table-cell table:style-name="ce50" table:formula="of:=[.G71]/[.F71]" office:value-type="percentage" office:value="0.150104435267143" calcext:value-type="percentage">
            <text:p>15,01%</text:p>
          </table:table-cell>
          <table:table-cell table:style-name="ce50" table:formula="of:=[.H71]/[.F71]" office:value-type="percentage" office:value="0.113315241425762" calcext:value-type="percentage">
            <text:p>11,33%</text:p>
          </table:table-cell>
          <table:table-cell/>
          <table:table-cell table:style-name="ce43" table:formula="of:=[.H71]-5*[.I71]" office:value-type="currency" office:currency="EUR" office:value="2664.83" calcext:value-type="currency">
            <text:p>2 665 €</text:p>
          </table:table-cell>
          <table:table-cell table:style-name="ce53" table:formula="of:=[.M71]/5" office:value-type="currency" office:currency="EUR" office:value="532.966" calcext:value-type="currency">
            <text:p>533 €</text:p>
          </table:table-cell>
          <table:table-cell/>
          <table:table-cell table:style-name="ce43" table:formula="of:=[.H71]-9*[.I71]" office:value-type="currency" office:currency="EUR" office:value="532.965999999999" calcext:value-type="currency">
            <text:p>533 €</text:p>
          </table:table-cell>
          <table:table-cell table:style-name="ce49" table:formula="of:=[.P71]" office:value-type="currency" office:currency="EUR" office:value="532.965999999999" calcext:value-type="currency">
            <text:p>533 €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théorique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7503.94" calcext:value-type="currency">
            <text:p>47 50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37" table:formula="of:=[.G25]" office:value-type="currency" office:currency="EUR" office:value="37965.62" calcext:value-type="currency">
            <text:p>37 966 €</text:p>
          </table:table-cell>
          <table:table-cell table:style-name="ce45" office:value-type="currency" office:currency="EUR" office:value="4612" calcext:value-type="currency">
            <text:p>4 612 €</text:p>
          </table:table-cell>
          <table:table-cell table:style-name="ce45" table:formula="of:=[.G76]-[.E76]" office:value-type="currency" office:currency="EUR" office:value="2881.66" calcext:value-type="currency">
            <text:p>2 882 €</text:p>
          </table:table-cell>
          <table:table-cell table:style-name="ce49" table:formula="of:=[.H76]/10" office:value-type="currency" office:currency="EUR" office:value="288.166" calcext:value-type="currency">
            <text:p>288 €</text:p>
          </table:table-cell>
          <table:table-cell table:style-name="ce50" table:formula="of:=[.G76]/[.F76]" office:value-type="percentage" office:value="0.121478326970559" calcext:value-type="percentage">
            <text:p>12,15%</text:p>
          </table:table-cell>
          <table:table-cell table:style-name="ce50" table:formula="of:=[.H76]/[.F76]" office:value-type="percentage" office:value="0.075901829075885" calcext:value-type="percentage">
            <text:p>7,59%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0354" calcext:value-type="currency">
            <text:p>40 35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43" table:formula="of:=[.H25]" office:value-type="currency" office:currency="EUR" office:value="47033.92" calcext:value-type="currency">
            <text:p>47 034 €</text:p>
          </table:table-cell>
          <table:table-cell table:style-name="ce45" office:value-type="currency" office:currency="EUR" office:value="7060" calcext:value-type="currency">
            <text:p>7 060 €</text:p>
          </table:table-cell>
          <table:table-cell table:style-name="ce45" table:formula="of:=[.G77]-[.E77]" office:value-type="currency" office:currency="EUR" office:value="5329.66" calcext:value-type="currency">
            <text:p>5 330 €</text:p>
          </table:table-cell>
          <table:table-cell table:style-name="ce49" table:formula="of:=[.H77]/10" office:value-type="currency" office:currency="EUR" office:value="532.966" calcext:value-type="currency">
            <text:p>533 €</text:p>
          </table:table-cell>
          <table:table-cell table:style-name="ce50" table:formula="of:=[.G77]/[.F77]" office:value-type="percentage" office:value="0.150104435267143" calcext:value-type="percentage">
            <text:p>15,01%</text:p>
          </table:table-cell>
          <table:table-cell table:style-name="ce50" table:formula="of:=[.H77]/[.F77]" office:value-type="percentage" office:value="0.113315241425763" calcext:value-type="percentage">
            <text:p>11,33%</text:p>
          </table:table-cell>
          <table:table-cell table:number-columns-repeated="1013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administratif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7503.94" calcext:value-type="currency">
            <text:p>47 50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37" table:formula="of:=[.G26]" office:value-type="currency" office:currency="EUR" office:value="37965" calcext:value-type="currency">
            <text:p>37 965 €</text:p>
          </table:table-cell>
          <table:table-cell table:style-name="ce45" office:value-type="currency" office:currency="EUR" office:value="4611" calcext:value-type="currency">
            <text:p>4 611 €</text:p>
          </table:table-cell>
          <table:table-cell table:style-name="ce47" table:formula="of:=[.G82]-[.E82]" office:value-type="currency" office:currency="EUR" office:value="2880.66" calcext:value-type="currency">
            <text:p>2 881 €</text:p>
          </table:table-cell>
          <table:table-cell table:style-name="ce49" table:formula="of:=[.H82]/10" office:value-type="currency" office:currency="EUR" office:value="288.066" calcext:value-type="currency">
            <text:p>288 €</text:p>
          </table:table-cell>
          <table:table-cell table:style-name="ce50" table:number-columns-repeated="2"/>
          <table:table-cell/>
          <table:table-cell table:style-name="ce43" table:formula="of:=[.H82]-5*[.I82]" office:value-type="currency" office:currency="EUR" office:value="1440.33" calcext:value-type="currency">
            <text:p>1 440 €</text:p>
          </table:table-cell>
          <table:table-cell table:style-name="ce53" table:formula="of:=[.M82]/5" office:value-type="currency" office:currency="EUR" office:value="288.066" calcext:value-type="currency">
            <text:p>288 €</text:p>
          </table:table-cell>
          <table:table-cell/>
          <table:table-cell table:style-name="ce43" table:formula="of:=[.H82]-9*[.I82]" office:value-type="currency" office:currency="EUR" office:value="288.066" calcext:value-type="currency">
            <text:p>288 €</text:p>
          </table:table-cell>
          <table:table-cell table:style-name="ce49" table:formula="of:=[.P82]" office:value-type="currency" office:currency="EUR" office:value="288.066" calcext:value-type="currency">
            <text:p>288 €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43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 table:formula="of:=[.H83]-9*[.I83]" office:value-type="currency" office:currency="EUR" office:value="0" calcext:value-type="currency">
            <text:p>0 €</text:p>
          </table:table-cell>
          <table:table-cell table:style-name="ce49" table:formula="of:=[.P83]" office:value-type="currency" office:currency="EUR" office:value="0" calcext:value-type="currency">
            <text:p>0 €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evenus 2014 : Réel</text:p>
          </table:table-cell>
          <table:table-cell table:style-name="ce23" table:number-columns-repeated="1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calculé avec montant mensuel fixe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7503.94" calcext:value-type="currency">
            <text:p>47 50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37" table:formula="of:=[.G24]" office:value-type="currency" office:currency="EUR" office:value="37965.62" calcext:value-type="currency">
            <text:p>37 966 €</text:p>
          </table:table-cell>
          <table:table-cell table:style-name="ce45" office:value-type="currency" office:currency="EUR" office:value="4640" calcext:value-type="currency">
            <text:p>4 640 €</text:p>
          </table:table-cell>
          <table:table-cell table:style-name="ce45" table:formula="of:=[.G91]-[.E91]" office:value-type="currency" office:currency="EUR" office:value="2909.66" calcext:value-type="currency">
            <text:p>2 910 €</text:p>
          </table:table-cell>
          <table:table-cell table:style-name="ce49" office:value-type="currency" office:currency="EUR" office:value="315" calcext:value-type="currency">
            <text:p>315 €</text:p>
          </table:table-cell>
          <table:table-cell table:style-name="ce50"/>
          <table:table-cell table:style-name="ce50" office:value-type="percentage" office:value="0.0894" calcext:value-type="percentage">
            <text:p>8,94%</text:p>
          </table:table-cell>
          <table:table-cell/>
          <table:table-cell table:style-name="ce43" table:formula="of:=[.H91]-5*[.I91]" office:value-type="currency" office:currency="EUR" office:value="1334.66" calcext:value-type="currency">
            <text:p>1 335 €</text:p>
          </table:table-cell>
          <table:table-cell table:style-name="ce53" table:formula="of:=[.M91]/5" office:value-type="currency" office:currency="EUR" office:value="266.932" calcext:value-type="currency">
            <text:p>267 €</text:p>
          </table:table-cell>
          <table:table-cell/>
          <table:table-cell table:style-name="ce43" table:formula="of:=[.H91]-9*[.I91]" office:value-type="currency" office:currency="EUR" office:value="74.6599999999999" calcext:value-type="currency">
            <text:p>75 €</text:p>
          </table:table-cell>
          <table:table-cell table:style-name="ce49" table:formula="of:=[.P91]" office:value-type="currency" office:currency="EUR" office:value="74.6599999999999" calcext:value-type="currency">
            <text:p>75 €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4-01-01" calcext:value-type="date">
            <text:p>01/01/14</text:p>
          </table:table-cell>
          <table:table-cell table:style-name="ce20" office:value-type="date" office:date-value="2014-12-31" calcext:value-type="date">
            <text:p>31/12/14</text:p>
          </table:table-cell>
          <table:table-cell table:style-name="ce37" office:value-type="currency" office:currency="EUR" office:value="40354" calcext:value-type="currency">
            <text:p>40 354 €</text:p>
          </table:table-cell>
          <table:table-cell table:style-name="ce40" table:formula="of:=[.$F$65]" office:value-type="currency" office:currency="EUR" office:value="1730.34" calcext:value-type="currency">
            <text:p>1 730 €</text:p>
          </table:table-cell>
          <table:table-cell table:style-name="ce43" table:formula="of:=[.H24]" office:value-type="currency" office:currency="EUR" office:value="47033.92" calcext:value-type="currency">
            <text:p>47 034 €</text:p>
          </table:table-cell>
          <table:table-cell table:style-name="ce45" office:value-type="currency" office:currency="EUR" office:value="7088" calcext:value-type="currency">
            <text:p>7 088 €</text:p>
          </table:table-cell>
          <table:table-cell table:style-name="ce45" table:formula="of:=[.G92]-[.E92]" office:value-type="currency" office:currency="EUR" office:value="5357.66" calcext:value-type="currency">
            <text:p>5 358 €</text:p>
          </table:table-cell>
          <table:table-cell table:style-name="ce49" office:value-type="currency" office:currency="EUR" office:value="315" calcext:value-type="currency">
            <text:p>315 €</text:p>
          </table:table-cell>
          <table:table-cell table:style-name="ce50"/>
          <table:table-cell table:style-name="ce50" office:value-type="percentage" office:value="0.1277" calcext:value-type="percentage">
            <text:p>12,77%</text:p>
          </table:table-cell>
          <table:table-cell/>
          <table:table-cell table:style-name="ce43" table:formula="of:=[.H92]-5*[.I92]" office:value-type="currency" office:currency="EUR" office:value="3782.66" calcext:value-type="currency">
            <text:p>3 783 €</text:p>
          </table:table-cell>
          <table:table-cell table:style-name="ce53" table:formula="of:=[.M92]/5" office:value-type="currency" office:currency="EUR" office:value="756.532" calcext:value-type="currency">
            <text:p>757 €</text:p>
          </table:table-cell>
          <table:table-cell/>
          <table:table-cell table:style-name="ce43" table:formula="of:=[.H92]-9*[.I92]" office:value-type="currency" office:currency="EUR" office:value="2522.66" calcext:value-type="currency">
            <text:p>2 523 €</text:p>
          </table:table-cell>
          <table:table-cell table:style-name="ce49" table:formula="of:=[.P92]" office:value-type="currency" office:currency="EUR" office:value="2522.66" calcext:value-type="currency">
            <text:p>2 523 €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/>
          <table:table-cell table:style-name="ce38" office:value-type="string" calcext:value-type="string">
            <text:p>Réel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38" office:value-type="string" calcext:value-type="string">
            <text:p>Théo 5 mois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38" office:value-type="string" calcext:value-type="string">
            <text:p>Théo 9 mois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52"/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style-name="ce42" table:formula="of:=[.$H$91]" office:value-type="currency" office:currency="EUR" office:value="2909.66" calcext:value-type="currency">
            <text:p>2 910 €</text:p>
          </table:table-cell>
          <table:table-cell/>
          <table:table-cell table:style-name="ce46"/>
          <table:table-cell table:style-name="ce48" table:formula="of:=[.$H$92]" office:value-type="currency" office:currency="EUR" office:value="5357.66" calcext:value-type="currency">
            <text:p>5 358 €</text:p>
          </table:table-cell>
          <table:table-cell/>
          <table:table-cell table:style-name="ce46"/>
          <table:table-cell table:style-name="ce48" table:formula="of:=[.$H$92]" office:value-type="currency" office:currency="EUR" office:value="5357.66" calcext:value-type="currency">
            <text:p>5 358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1-18" calcext:value-type="date">
            <text:p>18/01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97]-[.D98]" office:value-type="currency" office:currency="EUR" office:value="2594.66" calcext:value-type="currency">
            <text:p>2 595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H97]-[.G98]" office:value-type="currency" office:currency="EUR" office:value="5042.66" calcext:value-type="currency">
            <text:p>5 043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97]-[.J98]" office:value-type="currency" office:currency="EUR" office:value="5042.66" calcext:value-type="currency">
            <text:p>5 043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2-18" calcext:value-type="date">
            <text:p>18/02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98]-[.D99]" office:value-type="currency" office:currency="EUR" office:value="2279.66" calcext:value-type="currency">
            <text:p>2 280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H98]-[.G99]" office:value-type="currency" office:currency="EUR" office:value="4727.66" calcext:value-type="currency">
            <text:p>4 728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98]-[.J99]" office:value-type="currency" office:currency="EUR" office:value="4727.66" calcext:value-type="currency">
            <text:p>4 728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3-18" calcext:value-type="date">
            <text:p>18/03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99]-[.D100]" office:value-type="currency" office:currency="EUR" office:value="1964.66" calcext:value-type="currency">
            <text:p>1 965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H99]-[.G100]" office:value-type="currency" office:currency="EUR" office:value="4412.66" calcext:value-type="currency">
            <text:p>4 413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99]-[.J100]" office:value-type="currency" office:currency="EUR" office:value="4412.66" calcext:value-type="currency">
            <text:p>4 413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4-18" calcext:value-type="date">
            <text:p>18/04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0]-[.D101]" office:value-type="currency" office:currency="EUR" office:value="1649.66" calcext:value-type="currency">
            <text:p>1 650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H100]-[.G101]" office:value-type="currency" office:currency="EUR" office:value="4097.66" calcext:value-type="currency">
            <text:p>4 098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0]-[.J101]" office:value-type="currency" office:currency="EUR" office:value="4097.66" calcext:value-type="currency">
            <text:p>4 098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5-18" calcext:value-type="date">
            <text:p>18/05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1]-[.D102]" office:value-type="currency" office:currency="EUR" office:value="1334.66" calcext:value-type="currency">
            <text:p>1 335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H101]-[.G102]" office:value-type="currency" office:currency="EUR" office:value="3782.66" calcext:value-type="currency">
            <text:p>3 783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1]-[.J102]" office:value-type="currency" office:currency="EUR" office:value="3782.66" calcext:value-type="currency">
            <text:p>3 783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6-18" calcext:value-type="date">
            <text:p>18/06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2]-[.D103]" office:value-type="currency" office:currency="EUR" office:value="1019.66" calcext:value-type="currency">
            <text:p>1 020 €</text:p>
          </table:table-cell>
          <table:table-cell/>
          <table:table-cell table:style-name="ce37" office:value-type="currency" office:currency="EUR" office:value="766" calcext:value-type="currency">
            <text:p>766 €</text:p>
          </table:table-cell>
          <table:table-cell table:style-name="ce40" table:formula="of:=[.H102]-[.G103]" office:value-type="currency" office:currency="EUR" office:value="3016.66" calcext:value-type="currency">
            <text:p>3 017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2]-[.J103]" office:value-type="currency" office:currency="EUR" office:value="3467.66" calcext:value-type="currency">
            <text:p>3 468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7-18" calcext:value-type="date">
            <text:p>18/07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3]-[.D104]" office:value-type="currency" office:currency="EUR" office:value="704.66" calcext:value-type="currency">
            <text:p>705 €</text:p>
          </table:table-cell>
          <table:table-cell/>
          <table:table-cell table:style-name="ce37" office:value-type="currency" office:currency="EUR" office:value="766" calcext:value-type="currency">
            <text:p>766 €</text:p>
          </table:table-cell>
          <table:table-cell table:style-name="ce40" table:formula="of:=[.H103]-[.G104]" office:value-type="currency" office:currency="EUR" office:value="2250.66" calcext:value-type="currency">
            <text:p>2 251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3]-[.J104]" office:value-type="currency" office:currency="EUR" office:value="3152.66" calcext:value-type="currency">
            <text:p>3 153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8-18" calcext:value-type="date">
            <text:p>18/08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4]-[.D105]" office:value-type="currency" office:currency="EUR" office:value="389.66" calcext:value-type="currency">
            <text:p>390 €</text:p>
          </table:table-cell>
          <table:table-cell/>
          <table:table-cell table:style-name="ce37" office:value-type="currency" office:currency="EUR" office:value="766" calcext:value-type="currency">
            <text:p>766 €</text:p>
          </table:table-cell>
          <table:table-cell table:style-name="ce40" table:formula="of:=[.H104]-[.G105]" office:value-type="currency" office:currency="EUR" office:value="1484.66" calcext:value-type="currency">
            <text:p>1 485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4]-[.J105]" office:value-type="currency" office:currency="EUR" office:value="2837.66" calcext:value-type="currency">
            <text:p>2 838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09-18" calcext:value-type="date">
            <text:p>18/09/14</text:p>
          </table:table-cell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E105]-[.D106]" office:value-type="currency" office:currency="EUR" office:value="74.6599999999999" calcext:value-type="currency">
            <text:p>75 €</text:p>
          </table:table-cell>
          <table:table-cell/>
          <table:table-cell table:style-name="ce37" office:value-type="currency" office:currency="EUR" office:value="766" calcext:value-type="currency">
            <text:p>766 €</text:p>
          </table:table-cell>
          <table:table-cell table:style-name="ce40" table:formula="of:=[.H105]-[.G106]" office:value-type="currency" office:currency="EUR" office:value="718.66" calcext:value-type="currency">
            <text:p>719 €</text:p>
          </table:table-cell>
          <table:table-cell/>
          <table:table-cell table:style-name="ce37" office:value-type="currency" office:currency="EUR" office:value="315" calcext:value-type="currency">
            <text:p>315 €</text:p>
          </table:table-cell>
          <table:table-cell table:style-name="ce40" table:formula="of:=[.K105]-[.J106]" office:value-type="currency" office:currency="EUR" office:value="2522.66" calcext:value-type="currency">
            <text:p>2 523 €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4-10-18" calcext:value-type="date">
            <text:p>18/10/14</text:p>
          </table:table-cell>
          <table:table-cell table:style-name="ce37" office:value-type="currency" office:currency="EUR" office:value="122" calcext:value-type="currency">
            <text:p>122 €</text:p>
          </table:table-cell>
          <table:table-cell table:style-name="ce40" table:formula="of:=[.E106]-[.D107]" office:value-type="currency" office:currency="EUR" office:value="-47.3400000000001" calcext:value-type="currency">
            <text:p>-47 €</text:p>
          </table:table-cell>
          <table:table-cell/>
          <table:table-cell table:style-name="ce37" office:value-type="currency" office:currency="EUR" office:value="766" calcext:value-type="currency">
            <text:p>766 €</text:p>
          </table:table-cell>
          <table:table-cell table:style-name="ce40" table:formula="of:=[.H106]-[.G107]" office:value-type="currency" office:currency="EUR" office:value="-47.3400000000001" calcext:value-type="currency">
            <text:p>-47 €</text:p>
          </table:table-cell>
          <table:table-cell/>
          <table:table-cell table:style-name="ce37" office:value-type="currency" office:currency="EUR" office:value="2570" calcext:value-type="currency">
            <text:p>2 570 €</text:p>
          </table:table-cell>
          <table:table-cell table:style-name="ce40" table:formula="of:=[.K106]-[.J107]" office:value-type="currency" office:currency="EUR" office:value="-47.3400000000001" calcext:value-type="currency">
            <text:p>-47 €</text:p>
          </table:table-cell>
          <table:table-cell table:number-columns-repeated="1013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/>
          <table:table-cell table:style-name="ce12"/>
          <table:table-cell table:style-name="ce15"/>
          <table:table-cell/>
          <table:table-cell table:style-name="ce12"/>
          <table:table-cell table:style-name="ce15"/>
          <table:table-cell table:number-columns-repeated="1013"/>
        </table:table-row>
        <table:table-row table:style-name="ro1" table:number-rows-repeated="1048351">
          <table:table-cell table:number-columns-repeated="1024"/>
        </table:table-row>
        <table:table-row table:style-name="ro2" table:number-rows-repeated="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R - 2016" table:style-name="ta1">
        <table:table-column table:style-name="co1" table:number-columns-repeated="6" table:default-cell-style-name="ce1"/>
        <table:table-column table:style-name="co1" table:number-columns-repeated="2" table:default-cell-style-name="ce10"/>
        <table:table-column table:style-name="co2" table:number-columns-repeated="1004" table:default-cell-style-name="ce1"/>
        <table:table-column table:style-name="co2" table:number-columns-repeated="12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Synthèse</text:p>
          </table:table-cell>
          <table:table-cell table:style-name="ce57" table:number-columns-repeated="5"/>
          <table:table-cell table:style-name="ce6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Revenu Imp.</text:p>
          </table:table-cell>
          <table:table-cell table:style-name="ce3" office:value-type="string" calcext:value-type="string">
            <office:annotation draw:style-name="gr3" draw:text-style-name="P4" svg:width="28.99mm" svg:height="5.96mm" svg:x="105.06mm" svg:y="1.56mm" draw:caption-point-x="-6.1mm" draw:caption-point-y="15.1mm">
              <dc:date>2016-04-14T00:00:00</dc:date>
              <text:p text:style-name="P3"><text:span text:style-name="T2">Impôt net</text:span></text:p>
            </office:annotation>
            <text:p>Montant IR</text:p>
          </table:table-cell>
          <table:table-cell table:style-name="ce9" office:value-type="string" calcext:value-type="string">
            <text:p>Mnt échéance</text:p>
          </table:table-cell>
          <table:table-cell table:style-name="ce9"/>
          <table:table-cell table:style-name="ce9" office:value-type="string" calcext:value-type="string">
            <text:p>Payé</text:p>
          </table:table-cell>
          <table:table-cell table:style-name="ce9" office:value-type="string" calcext:value-type="string">
            <text:p>Restant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016" calcext:value-type="float">
            <text:p>2016</text:p>
          </table:table-cell>
          <table:table-cell table:style-name="ce37" table:formula="of:=[.$G$53]" office:value-type="currency" office:currency="EUR" office:value="46918" calcext:value-type="currency">
            <text:p>46 918 €</text:p>
          </table:table-cell>
          <table:table-cell table:style-name="ce37" table:formula="of:=[.H78]" office:value-type="currency" office:currency="EUR" office:value="7798" calcext:value-type="currency">
            <text:p>7 798 €</text:p>
          </table:table-cell>
          <table:table-cell table:style-name="ce37" office:value-type="currency" office:currency="EUR" office:value="-502" calcext:value-type="currency">
            <text:p>-502 €</text:p>
          </table:table-cell>
          <table:table-cell table:style-name="ce45"/>
          <table:table-cell table:style-name="ce37" table:formula="of:=[.D5]-[.H5]" office:value-type="currency" office:currency="EUR" office:value="7796" calcext:value-type="currency">
            <text:p>7 796 €</text:p>
          </table:table-cell>
          <table:table-cell table:style-name="ce45" table:formula="of:=MIN([.$H$83:.$H$92])" office:value-type="currency" office:currency="EUR" office:value="2" calcext:value-type="currency">
            <text:p>2 €</text:p>
          </table:table-cell>
          <table:table-cell table:number-columns-repeated="1016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Données</text:p>
          </table:table-cell>
          <table:table-cell table:style-name="ce57" table:number-columns-repeated="5"/>
          <table:table-cell table:style-name="ce6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evenus 2013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Échéance</text:p>
          </table:table-cell>
          <table:table-cell table:style-name="ce3" office:value-type="string" calcext:value-type="string">
            <text:p>Fin</text:p>
          </table:table-cell>
          <table:table-cell table:style-name="ce9" office:value-type="string" calcext:value-type="string">
            <text:p>Mois</text:p>
          </table:table-cell>
          <table:table-cell table:style-name="ce3" office:value-type="string" calcext:value-type="string">
            <text:p>Émetteur</text:p>
          </table:table-cell>
          <table:table-cell table:style-name="ce3" office:value-type="string" calcext:value-type="string">
            <text:p>Brut</text:p>
          </table:table-cell>
          <table:table-cell table:style-name="ce9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date" office:date-value="2016-01-01" calcext:value-type="date">
            <text:p>janv. 16</text:p>
          </table:table-cell>
          <table:table-cell table:style-name="ce36" office:value-type="date" office:date-value="2016-02-08" calcext:value-type="date">
            <text:p>08 févr.</text:p>
          </table:table-cell>
          <table:table-cell table:style-name="ce25" office:value-type="date" office:date-value="2014-01-30" calcext:value-type="date">
            <text:p>janv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date" office:date-value="2016-02-01" calcext:value-type="date">
            <text:p>févr. 16</text:p>
          </table:table-cell>
          <table:table-cell table:style-name="ce36" office:value-type="date" office:date-value="2016-03-08" calcext:value-type="date">
            <text:p>08 mars</text:p>
          </table:table-cell>
          <table:table-cell table:style-name="ce25" office:value-type="date" office:date-value="2014-02-27" calcext:value-type="date">
            <text:p>févr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3-01" calcext:value-type="date">
            <text:p>mars 16</text:p>
          </table:table-cell>
          <table:table-cell table:style-name="ce36" office:value-type="date" office:date-value="2016-04-08" calcext:value-type="date">
            <text:p>08 avr.</text:p>
          </table:table-cell>
          <table:table-cell table:style-name="ce25" office:value-type="date" office:date-value="2014-03-28" calcext:value-type="date">
            <text:p>mars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4-01" calcext:value-type="date">
            <text:p>avr. 16</text:p>
          </table:table-cell>
          <table:table-cell table:style-name="ce36" office:value-type="date" office:date-value="2016-05-08" calcext:value-type="date">
            <text:p>08 mai</text:p>
          </table:table-cell>
          <table:table-cell table:style-name="ce25" office:value-type="date" office:date-value="2014-04-29" calcext:value-type="date">
            <text:p>avr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5-01" calcext:value-type="date">
            <text:p>mai 16</text:p>
          </table:table-cell>
          <table:table-cell table:style-name="ce36" office:value-type="date" office:date-value="2016-06-08" calcext:value-type="date">
            <text:p>08 juin</text:p>
          </table:table-cell>
          <table:table-cell table:style-name="ce25" office:value-type="date" office:date-value="2014-05-28" calcext:value-type="date">
            <text:p>mai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6-01" calcext:value-type="date">
            <text:p>juin 16</text:p>
          </table:table-cell>
          <table:table-cell table:style-name="ce36" office:value-type="date" office:date-value="2016-07-08" calcext:value-type="date">
            <text:p>08 juil.</text:p>
          </table:table-cell>
          <table:table-cell table:style-name="ce25" office:value-type="date" office:date-value="2014-06-27" calcext:value-type="date">
            <text:p>juin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8.14" calcext:value-type="currency">
            <text:p>1 208 €</text:p>
          </table:table-cell>
          <table:table-cell table:style-name="ce59" office:value-type="currency" office:currency="EUR" office:value="1118.74" calcext:value-type="currency">
            <text:p>1 119 €</text:p>
          </table:table-cell>
          <table:table-cell table:style-name="ce58" office:value-type="currency" office:currency="EUR" office:value="1118.74" calcext:value-type="currency">
            <text:p>1 119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7-01" calcext:value-type="date">
            <text:p>juil. 16</text:p>
          </table:table-cell>
          <table:table-cell table:style-name="ce36" office:value-type="date" office:date-value="2016-08-08" calcext:value-type="date">
            <text:p>08 août</text:p>
          </table:table-cell>
          <table:table-cell table:style-name="ce25" office:value-type="date" office:date-value="2014-07-30" calcext:value-type="date">
            <text:p>juil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12.98" calcext:value-type="currency">
            <text:p>1 213 €</text:p>
          </table:table-cell>
          <table:table-cell table:style-name="ce59" office:value-type="currency" office:currency="EUR" office:value="1123.21" calcext:value-type="currency">
            <text:p>1 123 €</text:p>
          </table:table-cell>
          <table:table-cell table:style-name="ce58" office:value-type="currency" office:currency="EUR" office:value="1123.21" calcext:value-type="currency">
            <text:p>1 123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8-01" calcext:value-type="date">
            <text:p>août 16</text:p>
          </table:table-cell>
          <table:table-cell table:style-name="ce36" office:value-type="date" office:date-value="2016-09-08" calcext:value-type="date">
            <text:p>08 sept.</text:p>
          </table:table-cell>
          <table:table-cell table:style-name="ce25" office:value-type="date" office:date-value="2014-08-28" calcext:value-type="date">
            <text:p>août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9.35" calcext:value-type="currency">
            <text:p>1 209 €</text:p>
          </table:table-cell>
          <table:table-cell table:style-name="ce59" office:value-type="currency" office:currency="EUR" office:value="1119.82" calcext:value-type="currency">
            <text:p>1 120 €</text:p>
          </table:table-cell>
          <table:table-cell table:style-name="ce58" office:value-type="currency" office:currency="EUR" office:value="1119.82" calcext:value-type="currency">
            <text:p>1 120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11-01" calcext:value-type="date">
            <text:p>nov. 16</text:p>
          </table:table-cell>
          <table:table-cell table:style-name="ce36" office:value-type="date" office:date-value="2016-12-08" calcext:value-type="date">
            <text:p>08 déc.</text:p>
          </table:table-cell>
          <table:table-cell table:style-name="ce25" office:value-type="date" office:date-value="2014-11-30" calcext:value-type="date">
            <text:p>nov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3628.05" calcext:value-type="currency">
            <text:p>3 628 €</text:p>
          </table:table-cell>
          <table:table-cell table:style-name="ce59" office:value-type="currency" office:currency="EUR" office:value="3359.55" calcext:value-type="currency">
            <text:p>3 360 €</text:p>
          </table:table-cell>
          <table:table-cell table:style-name="ce58" office:value-type="currency" office:currency="EUR" office:value="3359.55" calcext:value-type="currency">
            <text:p>3 360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12-01" calcext:value-type="date">
            <text:p>déc. 16</text:p>
          </table:table-cell>
          <table:table-cell table:style-name="ce36" office:value-type="date" office:date-value="2017-01-08" calcext:value-type="date">
            <text:p>08 janv.</text:p>
          </table:table-cell>
          <table:table-cell table:style-name="ce25" office:value-type="date" office:date-value="2014-12-31" calcext:value-type="date">
            <text:p>déc.</text:p>
          </table:table-cell>
          <table:table-cell table:style-name="ce25" office:value-type="string" calcext:value-type="string">
            <text:p>CRAMIF</text:p>
          </table:table-cell>
          <table:table-cell table:style-name="ce58" office:value-type="currency" office:currency="EUR" office:value="1209.35" calcext:value-type="currency">
            <text:p>1 209 €</text:p>
          </table:table-cell>
          <table:table-cell table:style-name="ce59" office:value-type="currency" office:currency="EUR" office:value="1119.85" calcext:value-type="currency">
            <text:p>1 120 €</text:p>
          </table:table-cell>
          <table:table-cell table:style-name="ce58" office:value-type="currency" office:currency="EUR" office:value="1119.85" calcext:value-type="currency">
            <text:p>1 120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1-01" calcext:value-type="date">
            <text:p>janv. 16</text:p>
          </table:table-cell>
          <table:table-cell table:style-name="ce36" office:value-type="date" office:date-value="2016-01-04" calcext:value-type="date">
            <text:p>04 janv.</text:p>
          </table:table-cell>
          <table:table-cell table:style-name="ce25" office:value-type="date" office:date-value="2014-01-30" calcext:value-type="date">
            <text:p>janv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63" table:number-columns-repeated="2"/>
          <table:table-cell table:number-columns-repeated="1009"/>
        </table:table-row>
        <table:table-row table:style-name="ro1">
          <table:table-cell/>
          <table:table-cell table:style-name="ce56" office:value-type="date" office:date-value="2016-02-01" calcext:value-type="date">
            <text:p>févr. 16</text:p>
          </table:table-cell>
          <table:table-cell table:style-name="ce36" office:value-type="date" office:date-value="2016-02-04" calcext:value-type="date">
            <text:p>04 févr.</text:p>
          </table:table-cell>
          <table:table-cell table:style-name="ce25" office:value-type="date" office:date-value="2014-02-27" calcext:value-type="date">
            <text:p>févr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3-01" calcext:value-type="date">
            <text:p>mars 16</text:p>
          </table:table-cell>
          <table:table-cell table:style-name="ce36" office:value-type="date" office:date-value="2016-03-04" calcext:value-type="date">
            <text:p>04 mars</text:p>
          </table:table-cell>
          <table:table-cell table:style-name="ce25" office:value-type="date" office:date-value="2014-03-28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4-01" calcext:value-type="date">
            <text:p>avr. 16</text:p>
          </table:table-cell>
          <table:table-cell table:style-name="ce36" office:value-type="date" office:date-value="2016-04-04" calcext:value-type="date">
            <text:p>04 avr.</text:p>
          </table:table-cell>
          <table:table-cell table:style-name="ce25" office:value-type="date" office:date-value="2014-01-31" calcext:value-type="date">
            <text:p>janv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5-01" calcext:value-type="date">
            <text:p>mai 16</text:p>
          </table:table-cell>
          <table:table-cell table:style-name="ce36" office:value-type="date" office:date-value="2016-05-04" calcext:value-type="date">
            <text:p>04 mai</text:p>
          </table:table-cell>
          <table:table-cell table:style-name="ce25" office:value-type="date" office:date-value="2014-02-28" calcext:value-type="date">
            <text:p>févr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6-01" calcext:value-type="date">
            <text:p>juin 16</text:p>
          </table:table-cell>
          <table:table-cell table:style-name="ce36" office:value-type="date" office:date-value="2016-06-04" calcext:value-type="date">
            <text:p>04 juin</text:p>
          </table:table-cell>
          <table:table-cell table:style-name="ce25" office:value-type="date" office:date-value="2014-03-29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7-01" calcext:value-type="date">
            <text:p>juil. 16</text:p>
          </table:table-cell>
          <table:table-cell table:style-name="ce36" office:value-type="date" office:date-value="2016-07-04" calcext:value-type="date">
            <text:p>04 juil.</text:p>
          </table:table-cell>
          <table:table-cell table:style-name="ce25" office:value-type="date" office:date-value="2014-02-01" calcext:value-type="date">
            <text:p>févr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8-01" calcext:value-type="date">
            <text:p>août 16</text:p>
          </table:table-cell>
          <table:table-cell table:style-name="ce36" office:value-type="date" office:date-value="2016-08-04" calcext:value-type="date">
            <text:p>04 août</text:p>
          </table:table-cell>
          <table:table-cell table:style-name="ce25" office:value-type="date" office:date-value="2014-03-01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09-01" calcext:value-type="date">
            <text:p>sept. 16</text:p>
          </table:table-cell>
          <table:table-cell table:style-name="ce36" office:value-type="date" office:date-value="2016-09-04" calcext:value-type="date">
            <text:p>04 sept.</text:p>
          </table:table-cell>
          <table:table-cell table:style-name="ce25" office:value-type="date" office:date-value="2014-03-30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10-01" calcext:value-type="date">
            <text:p>oct. 16</text:p>
          </table:table-cell>
          <table:table-cell table:style-name="ce36" office:value-type="date" office:date-value="2016-10-04" calcext:value-type="date">
            <text:p>04 oct.</text:p>
          </table:table-cell>
          <table:table-cell table:style-name="ce25" office:value-type="date" office:date-value="2014-02-02" calcext:value-type="date">
            <text:p>févr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11-01" calcext:value-type="date">
            <text:p>nov. 16</text:p>
          </table:table-cell>
          <table:table-cell table:style-name="ce36" office:value-type="date" office:date-value="2016-11-04" calcext:value-type="date">
            <text:p>04 nov.</text:p>
          </table:table-cell>
          <table:table-cell table:style-name="ce25" office:value-type="date" office:date-value="2014-03-02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12-01" calcext:value-type="date">
            <text:p>déc. 16</text:p>
          </table:table-cell>
          <table:table-cell table:style-name="ce36" office:value-type="date" office:date-value="2016-12-04" calcext:value-type="date">
            <text:p>04 déc.</text:p>
          </table:table-cell>
          <table:table-cell table:style-name="ce25" office:value-type="date" office:date-value="2014-03-31" calcext:value-type="date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style-name="ce58"/>
          <table:table-cell table:style-name="ce58" office:value-type="currency" office:currency="EUR" office:value="2904.22" calcext:value-type="currency">
            <text:p>2 904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date" office:date-value="2016-12-01" calcext:value-type="date">
            <text:p>déc. 16</text:p>
          </table:table-cell>
          <table:table-cell table:style-name="ce36" office:value-type="date" office:date-value="2016-12-31" calcext:value-type="date">
            <text:p>31 déc.</text:p>
          </table:table-cell>
          <table:table-cell table:style-name="ce25" office:value-type="date" office:date-value="2014-12-31" calcext:value-type="date">
            <text:p>déc.</text:p>
          </table:table-cell>
          <table:table-cell table:style-name="ce25" office:value-type="string" calcext:value-type="string">
            <office:annotation draw:style-name="gr4" draw:text-style-name="P4" svg:width="28.99mm" svg:height="9.91mm" svg:x="129.82mm" svg:y="167.19mm" draw:caption-point-x="-6.1mm" draw:caption-point-y="15.1mm">
              <dc:date>2017-04-17T00:00:00</dc:date>
              <text:p text:style-name="P3">Cumul charges patronales</text:p>
            </office:annotation>
            <text:p>GFI</text:p>
          </table:table-cell>
          <table:table-cell table:style-name="ce59"/>
          <table:table-cell table:style-name="ce58"/>
          <table:table-cell table:style-name="ce58" office:value-type="currency" office:currency="EUR" office:value="1106.48" calcext:value-type="currency">
            <text:p>1 106 €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6" table:number-columns-repeated="2"/>
          <table:table-cell table:style-name="ce4"/>
          <table:table-cell table:style-name="ce25"/>
          <table:table-cell table:style-name="ce4"/>
          <table:table-cell table:style-name="ce25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19" table:number-columns-repeated="7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ocuments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Emetteur</text:p>
          </table:table-cell>
          <table:table-cell table:style-name="ce9"/>
          <table:table-cell table:style-name="ce3"/>
          <table:table-cell table:style-name="ce3" office:value-type="string" calcext:value-type="string">
            <text:p>Brut</text:p>
          </table:table-cell>
          <table:table-cell table:style-name="ce9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string" calcext:value-type="string">
            <text:p>Attestaton Rente</text:p>
          </table:table-cell>
          <table:table-cell table:style-name="ce36" office:value-type="string" calcext:value-type="string">
            <text:p>M. MÉDÉRIC</text:p>
          </table:table-cell>
          <table:table-cell table:style-name="ce25" table:number-columns-repeated="2"/>
          <table:table-cell table:style-name="ce60"/>
          <table:table-cell table:style-name="ce58" office:value-type="currency" office:currency="EUR" office:value="36055" calcext:value-type="currency">
            <text:p>36 055 €</text:p>
          </table:table-cell>
          <table:table-cell table:style-name="ce58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string" calcext:value-type="string">
            <text:p>Déduit du décompte CRAMIF</text:p>
          </table:table-cell>
          <table:table-cell table:style-name="ce36" office:value-type="string" calcext:value-type="string">
            <text:p>CRAMIF</text:p>
          </table:table-cell>
          <table:table-cell table:style-name="ce25" table:number-columns-repeated="2"/>
          <table:table-cell table:style-name="ce60"/>
          <table:table-cell table:style-name="ce58" table:formula="of:=SUM([.H12:.H21])" office:value-type="currency" office:currency="EUR" office:value="13434.87" calcext:value-type="currency">
            <text:p>13 435 €</text:p>
          </table:table-cell>
          <table:table-cell table:style-name="ce58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/>
          <table:table-cell table:style-name="ce36"/>
          <table:table-cell table:style-name="ce25" table:number-columns-repeated="2"/>
          <table:table-cell table:style-name="ce60"/>
          <table:table-cell table:style-name="ce58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 office:value-type="string" calcext:value-type="string">
            <text:p>Total</text:p>
          </table:table-cell>
          <table:table-cell table:style-name="ce36"/>
          <table:table-cell table:style-name="ce25" table:number-columns-repeated="2"/>
          <table:table-cell table:style-name="ce60"/>
          <table:table-cell table:style-name="ce58" table:formula="of:=[.G39]+[.G40]" office:value-type="currency" office:currency="EUR" office:value="49489.87" calcext:value-type="currency">
            <text:p>49 490 €</text:p>
          </table:table-cell>
          <table:table-cell table:style-name="ce58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56"/>
          <table:table-cell table:style-name="ce36"/>
          <table:table-cell table:style-name="ce25" table:number-columns-repeated="2"/>
          <table:table-cell table:style-name="ce60"/>
          <table:table-cell table:style-name="ce61"/>
          <table:table-cell table:style-name="ce60"/>
          <table:table-cell table:number-columns-repeated="5"/>
          <table:table-cell table:style-name="ce51"/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étail Administratif (Détail des revenus – Avis IR 2016)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2"/>
          <table:table-cell table:style-name="ce30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/>
          <table:table-cell table:style-name="ce3" office:value-type="string" calcext:value-type="string">
            <text:p>Année</text:p>
          </table:table-cell>
          <table:table-cell table:style-name="ce9"/>
          <table:table-cell table:style-name="ce9" office:value-type="string" calcext:value-type="string">
            <office:annotation draw:style-name="gr3" draw:text-style-name="P4" svg:width="28.99mm" svg:height="5.96mm" svg:x="154.59mm" svg:y="238.96mm" draw:caption-point-x="-6.1mm" draw:caption-point-y="15.1mm">
              <dc:date>2016-04-14T00:00:00</dc:date>
              <text:p text:style-name="P3"><text:span text:style-name="T2">Brut imposable</text:span></text:p>
            </office:annotation>
            <text:p>Brut impos.</text:p>
          </table:table-cell>
          <table:table-cell table:style-name="ce9" office:value-type="string" calcext:value-type="string">
            <text:p>Net imposable</text:p>
          </table:table-cell>
          <table:table-cell table:style-name="ce9" office:value-type="string" calcext:value-type="string">
            <text:p>Versé</text:p>
          </table:table-cell>
          <table:table-cell table:number-columns-repeated="4"/>
          <table:table-cell table:style-name="ce51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office:annotation draw:style-name="gr5" draw:text-style-name="P4" svg:width="28.99mm" svg:height="13.11mm" svg:x="55.53mm" svg:y="244.48mm" draw:caption-point-x="-6.1mm" draw:caption-point-y="15.1mm">
              <dc:date>2016-04-14T00:00:00</dc:date>
              <text:p text:style-name="P3"><text:span text:style-name="T3">Total des salaires et assimilés</text:span></text:p>
            </office:annotation>
            <text:p>Salaires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1106" calcext:value-type="currency">
            <text:p>1 106 €</text:p>
          </table:table-cell>
          <table:table-cell table:style-name="ce37"/>
          <table:table-cell table:style-name="ce25"/>
          <table:table-cell table:number-columns-repeated="4"/>
          <table:table-cell table:style-name="ce51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office:annotation draw:style-name="gr6" draw:text-style-name="P4" svg:width="28.99mm" svg:height="9.91mm" svg:x="55.53mm" svg:y="250mm" draw:caption-point-x="-6.1mm" draw:caption-point-y="15.1mm">
              <dc:date>2016-04-14T00:00:00</dc:date>
              <text:p text:style-name="P3"><text:span text:style-name="T2">Déduction 10 % ou frais réels</text:span></text:p>
            </office:annotation>
            <text:p>Déduc. 10 %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-426" calcext:value-type="currency">
            <text:p>-426 €</text:p>
          </table:table-cell>
          <table:table-cell table:style-name="ce37"/>
          <table:table-cell table:style-name="ce25"/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office:annotation draw:style-name="gr6" draw:text-style-name="P4" svg:width="28.99mm" svg:height="9.91mm" svg:x="55.53mm" svg:y="255.52mm" draw:caption-point-x="-6.1mm" draw:caption-point-y="15.1mm">
              <dc:date>2016-04-14T00:00:00</dc:date>
              <text:p text:style-name="P3"><text:span text:style-name="T2">Pension d'invalidité</text:span></text:p>
            </office:annotation>
            <text:p>Invalidité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49953" calcext:value-type="currency">
            <text:p>49 953 €</text:p>
          </table:table-cell>
          <table:table-cell table:style-name="ce37"/>
          <table:table-cell table:style-name="ce25"/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office:annotation draw:style-name="gr6" draw:text-style-name="P4" svg:width="28.99mm" svg:height="9.91mm" svg:x="55.53mm" svg:y="261.04mm" draw:caption-point-x="-6.1mm" draw:caption-point-y="15.1mm">
              <dc:date>2016-04-14T00:00:00</dc:date>
              <text:p text:style-name="P3"><text:span text:style-name="T2">Abattement spécial de 10 %</text:span></text:p>
            </office:annotation>
            <text:p>Abatt. 10 %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-3715" calcext:value-type="currency">
            <text:p>-3 715 €</text:p>
          </table:table-cell>
          <table:table-cell table:style-name="ce37"/>
          <table:table-cell table:style-name="ce25"/>
          <table:table-cell table:number-columns-repeated="1016"/>
        </table:table-row>
        <table:table-row table:style-name="ro1">
          <table:table-cell/>
          <table:table-cell table:style-name="ce36" table:number-columns-repeated="2"/>
          <table:table-cell table:style-name="ce4"/>
          <table:table-cell table:style-name="ce25"/>
          <table:table-cell table:style-name="ce37" table:number-columns-repeated="2"/>
          <table:table-cell table:style-name="ce25"/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Total</text:p>
          </table:table-cell>
          <table:table-cell table:style-name="ce36"/>
          <table:table-cell table:style-name="ce4"/>
          <table:table-cell table:style-name="ce25"/>
          <table:table-cell table:style-name="ce37" table:formula="of:=SUM([.F48:.F51])" office:value-type="currency" office:currency="EUR" office:value="46918" calcext:value-type="currency">
            <text:p>46 918 €</text:p>
          </table:table-cell>
          <table:table-cell table:style-name="ce45" table:formula="of:=[.F53]" office:value-type="currency" office:currency="EUR" office:value="46918" calcext:value-type="currency">
            <text:p>46 918 €</text:p>
          </table:table-cell>
          <table:table-cell table:style-name="ce25"/>
          <table:table-cell table:number-columns-repeated="1016"/>
        </table:table-row>
        <table:table-row table:style-name="ro1">
          <table:table-cell/>
          <table:table-cell table:style-name="ce36" table:number-columns-repeated="2"/>
          <table:table-cell table:style-name="ce4"/>
          <table:table-cell table:style-name="ce25"/>
          <table:table-cell table:style-name="ce28"/>
          <table:table-cell table:style-name="ce37"/>
          <table:table-cell table:style-name="ce25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rganism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Montant</text:p>
          </table:table-cell>
          <table:table-cell table:style-name="ce9" office:value-type="string" calcext:value-type="string">
            <office:annotation draw:style-name="gr7" draw:text-style-name="P4" svg:width="28.99mm" svg:height="26.67mm" svg:x="118.88mm" svg:y="235.36mm" draw:caption-point-x="4.84mm" draw:caption-point-y="68.39mm">
              <dc:date>2014-11-21T00:00:00</dc:date>
              <text:p text:style-name="P3"><text:span text:style-name="T2">66 % de déduction dans la limite de 20 % du revenu imposable</text:span></text:p>
            </office:annotation>
            <text:p>% réduction</text:p>
          </table:table-cell>
          <table:table-cell table:style-name="ce9" office:value-type="string" calcext:value-type="string">
            <text:p>Mont. Réduc</text:p>
          </table:table-cell>
          <table:table-cell table:style-name="ce11" office:value-type="string" calcext:value-type="string">
            <text:p>Coût final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ioscèse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950" calcext:value-type="currency">
            <text:p>9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57]*[.E57]" office:value-type="currency" office:currency="EUR" office:value="627" calcext:value-type="currency">
            <text:p>627 €</text:p>
          </table:table-cell>
          <table:table-cell table:style-name="ce37" table:formula="of:=[.D57]-[.F57]" office:value-type="currency" office:currency="EUR" office:value="323" calcext:value-type="currency">
            <text:p>323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Total 75 %</text:p>
          </table:table-cell>
          <table:table-cell table:style-name="ce37" table:number-columns-repeated="2"/>
          <table:table-cell table:style-name="ce27" office:value-type="percentage" office:value="0.75" calcext:value-type="percentage">
            <text:p>75%</text:p>
          </table:table-cell>
          <table:table-cell table:style-name="ce37" table:formula="of:=[.D59]*[.E59]" office:value-type="currency" office:currency="EUR" office:value="0" calcext:value-type="currency">
            <text:p>0 €</text:p>
          </table:table-cell>
          <table:table-cell table:style-name="ce37" table:formula="of:=[.D59]-[.F59]" office:value-type="currency" office:currency="EUR" office:value="0" calcext:value-type="currency">
            <text:p>0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Total 66 %</text:p>
          </table:table-cell>
          <table:table-cell table:style-name="ce37"/>
          <table:table-cell table:style-name="ce37" table:formula="of:=SUM([.D57:.D57])" office:value-type="currency" office:currency="EUR" office:value="950" calcext:value-type="currency">
            <text:p>9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0]*[.E60]" office:value-type="currency" office:currency="EUR" office:value="627" calcext:value-type="currency">
            <text:p>627 €</text:p>
          </table:table-cell>
          <table:table-cell table:style-name="ce37" table:formula="of:=[.D60]-[.F60]" office:value-type="currency" office:currency="EUR" office:value="323" calcext:value-type="currency">
            <text:p>323 €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 table:style-name="ce37"/>
          <table:table-cell table:style-name="ce37" table:formula="of:=[.D59]+[.D60]" office:value-type="currency" office:currency="EUR" office:value="950" calcext:value-type="currency">
            <text:p>950 €</text:p>
          </table:table-cell>
          <table:table-cell table:style-name="ce27"/>
          <table:table-cell table:style-name="ce45" table:formula="of:=[.F59]+[.F60]" office:value-type="currency" office:currency="EUR" office:value="627" calcext:value-type="currency">
            <text:p>627 €</text:p>
          </table:table-cell>
          <table:table-cell table:style-name="ce37" table:formula="of:=[.G59]+[.G60]" office:value-type="currency" office:currency="EUR" office:value="323" calcext:value-type="currency">
            <text:p>323 €</text:p>
          </table:table-cell>
          <table:table-cell table:style-name="ce15"/>
          <table:table-cell table:number-columns-repeated="1016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Calcul</text:p>
          </table:table-cell>
          <table:table-cell table:style-name="ce57" table:number-columns-repeated="5"/>
          <table:table-cell table:style-name="ce62"/>
          <table:table-cell table:number-columns-repeated="1016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11" office:value-type="string" calcext:value-type="string">
            <office:annotation draw:style-name="gr6" draw:text-style-name="P4" svg:width="28.99mm" svg:height="9.91mm" svg:x="154.59mm" svg:y="354.9mm" draw:caption-point-x="-6.1mm" draw:caption-point-y="15.1mm">
              <dc:date>2016-04-14T00:00:00</dc:date>
              <text:p text:style-name="P3"><text:span text:style-name="T2">Revenu brut global</text:span></text:p>
            </office:annotation>
            <text:p>Brut</text:p>
          </table:table-cell>
          <table:table-cell table:style-name="ce11" office:value-type="string" calcext:value-type="string">
            <office:annotation draw:style-name="gr6" draw:text-style-name="P4" svg:width="28.99mm" svg:height="9.91mm" svg:x="179.35mm" svg:y="354.9mm" draw:caption-point-x="-6.1mm" draw:caption-point-y="15.1mm">
              <dc:date>2016-04-14T00:00:00</dc:date>
              <text:p text:style-name="P3"><text:span text:style-name="T2">Revenu imposable</text:span></text:p>
            </office:annotation>
            <text:p>Imposable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8" draw:text-style-name="P4" svg:width="28.99mm" svg:height="18.45mm" svg:x="118.88mm" svg:y="337.29mm" draw:caption-point-x="4.84mm" draw:caption-point-y="38.23mm">
              <dc:date>2015-01-02T00:00:00</dc:date>
              <text:p text:style-name="P3"><text:span text:style-name="T2">Montant extrait des bulletin de salaires</text:span></text:p>
            </office:annotation>
            <text:p>Calculé</text:p>
          </table:table-cell>
          <table:table-cell table:style-name="ce37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8" draw:text-style-name="P4" svg:width="28.99mm" svg:height="18.45mm" svg:x="118.88mm" svg:y="341.81mm" draw:caption-point-x="4.84mm" draw:caption-point-y="39.23mm">
              <dc:date>2015-01-30T00:00:00</dc:date>
              <text:p text:style-name="P3"><text:span text:style-name="T2">Relevés sur le dernier bulletin de salaire de l'année</text:span></text:p>
            </office:annotation>
            <text:p>Théorique</text:p>
          </table:table-cell>
          <table:table-cell table:style-name="ce37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9" draw:text-style-name="P4" svg:width="28.99mm" svg:height="14.34mm" svg:x="118.88mm" svg:y="346.32mm" draw:caption-point-x="4.84mm" draw:caption-point-y="40.24mm">
              <dc:date>2015-01-02T00:00:00</dc:date>
              <text:p text:style-name="P3"><text:span text:style-name="T2">Montant fourni pour les impôts</text:span></text:p>
            </office:annotation>
            <text:p>Administratif</text:p>
          </table:table-cell>
          <table:table-cell table:style-name="ce37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5"/>
          <table:table-cell table:style-name="ce25" office:value-type="string" calcext:value-type="string">
            <text:p>Impots.gouv.fr</text:p>
          </table:table-cell>
          <table:table-cell table:style-name="ce28"/>
          <table:table-cell table:style-name="ce37" office:value-type="currency" office:currency="EUR" office:value="46918" calcext:value-type="currency">
            <text:p>46 918 €</text:p>
          </table:table-cell>
          <table:table-cell table:style-name="ce15"/>
          <table:table-cell table:number-columns-repeated="1016"/>
        </table:table-row>
        <table:table-row table:style-name="ro1" table:number-rows-repeated="2">
          <table:table-cell/>
          <table:table-cell table:style-name="ce5" table:number-columns-repeated="3"/>
          <table:table-cell table:style-name="ce25"/>
          <table:table-cell table:style-name="ce28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ontant de L'IR tel que fourni sur le site de déclaration des revenus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able</text:p>
          </table:table-cell>
          <table:table-cell table:style-name="ce9" office:value-type="string" calcext:value-type="string">
            <text:p>Tx d'impos.</text:p>
          </table:table-cell>
          <table:table-cell table:style-name="ce9" office:value-type="string" calcext:value-type="string">
            <office:annotation draw:style-name="gr10" draw:text-style-name="P4" svg:width="28.99mm" svg:height="13.86mm" svg:x="154.59mm" svg:y="404.59mm" draw:caption-point-x="-6.1mm" draw:caption-point-y="15.1mm">
              <dc:date>2016-04-14T00:00:00</dc:date>
              <text:p text:style-name="P3"><text:span text:style-name="T2">Impôt sur le revenu soumis au barème</text:span></text:p>
            </office:annotation>
            <text:p>IR av. réduc.</text:p>
          </table:table-cell>
          <table:table-cell table:style-name="ce11" office:value-type="string" calcext:value-type="string">
            <text:p>Réductions IR</text:p>
          </table:table-cell>
          <table:table-cell table:style-name="ce14" office:value-type="string" calcext:value-type="string">
            <text:p>IR net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37" office:value-type="currency" office:currency="EUR" office:value="46918" calcext:value-type="currency">
            <text:p>46 918 €</text:p>
          </table:table-cell>
          <table:table-cell table:style-name="ce39" table:formula="of:=[.F78]/[.D78]" office:value-type="percentage" office:value="0.17956860906262" calcext:value-type="percentage">
            <text:p>17,96%</text:p>
          </table:table-cell>
          <table:table-cell table:style-name="ce37" office:value-type="currency" office:currency="EUR" office:value="8425" calcext:value-type="currency">
            <text:p>8 425 €</text:p>
          </table:table-cell>
          <table:table-cell table:style-name="ce37" table:formula="of:=[.$F$62]" office:value-type="currency" office:currency="EUR" office:value="627" calcext:value-type="currency">
            <text:p>627 €</text:p>
          </table:table-cell>
          <table:table-cell table:style-name="ce45" table:formula="of:=[.F78]-[.G78]" office:value-type="currency" office:currency="EUR" office:value="7798" calcext:value-type="currency">
            <text:p>7 798 €</text:p>
          </table:table-cell>
          <table:table-cell table:number-columns-repeated="1016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Statut</text:p>
          </table:table-cell>
          <table:table-cell table:style-name="ce14" office:value-type="string" calcext:value-type="string">
            <text:p>Prévisionnel</text:p>
          </table:table-cell>
          <table:table-cell table:style-name="ce14" office:value-type="string" calcext:value-type="string">
            <text:p>Restant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1-18" calcext:value-type="date">
            <text:p>18/01/16</text:p>
          </table:table-cell>
          <table:table-cell table:style-name="ce12"/>
          <table:table-cell table:style-name="ce37" office:value-type="currency" office:currency="EUR" office:value="-464" calcext:value-type="currency">
            <text:p>-464 €</text:p>
          </table:table-cell>
          <table:table-cell table:style-name="ce37" table:formula="of:=IF(NOW()&gt;[.$C83];&quot;O&quot;;&quot;N&quot;)" office:value-type="string" office:string-value="O" calcext:value-type="string">
            <text:p>O</text:p>
          </table:table-cell>
          <table:table-cell table:style-name="ce37" table:formula="of:=[.$H$78]+[.$E83]" office:value-type="currency" office:currency="EUR" office:value="7334" calcext:value-type="currency">
            <text:p>7 334 €</text:p>
          </table:table-cell>
          <table:table-cell table:style-name="ce37" table:formula="of:=[.$H$78]+IF([.$F83]=&quot;O&quot;;[.$E83];0)" office:value-type="currency" office:currency="EUR" office:value="7334" calcext:value-type="currency">
            <text:p>7 334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2-18" calcext:value-type="date">
            <text:p>18/02/16</text:p>
          </table:table-cell>
          <table:table-cell table:style-name="ce12"/>
          <table:table-cell table:style-name="ce37" office:value-type="currency" office:currency="EUR" office:value="-464" calcext:value-type="currency">
            <text:p>-464 €</text:p>
          </table:table-cell>
          <table:table-cell table:style-name="ce37" table:formula="of:=IF(NOW()&gt;[.C84];&quot;O&quot;;&quot;N&quot;)" office:value-type="string" office:string-value="O" calcext:value-type="string">
            <text:p>O</text:p>
          </table:table-cell>
          <table:table-cell table:style-name="ce37" table:formula="of:=[.$G83]+[.$E84]" office:value-type="currency" office:currency="EUR" office:value="6870" calcext:value-type="currency">
            <text:p>6 870 €</text:p>
          </table:table-cell>
          <table:table-cell table:style-name="ce37" table:formula="of:=[.$H83]+IF([.$F84]=&quot;O&quot;;[.$E84];0)" office:value-type="currency" office:currency="EUR" office:value="6870" calcext:value-type="currency">
            <text:p>6 870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3-18" calcext:value-type="date">
            <text:p>18/03/16</text:p>
          </table:table-cell>
          <table:table-cell table:style-name="ce12"/>
          <table:table-cell table:style-name="ce37" office:value-type="currency" office:currency="EUR" office:value="-464" calcext:value-type="currency">
            <text:p>-464 €</text:p>
          </table:table-cell>
          <table:table-cell table:style-name="ce37" table:formula="of:=IF(NOW()&gt;[.C85];&quot;O&quot;;&quot;N&quot;)" office:value-type="string" office:string-value="O" calcext:value-type="string">
            <text:p>O</text:p>
          </table:table-cell>
          <table:table-cell table:style-name="ce37" table:formula="of:=[.$G84]+[.$E85]" office:value-type="currency" office:currency="EUR" office:value="6406" calcext:value-type="currency">
            <text:p>6 406 €</text:p>
          </table:table-cell>
          <table:table-cell table:style-name="ce37" table:formula="of:=[.$H84]+IF([.$F85]=&quot;O&quot;;[.$E85];0)" office:value-type="currency" office:currency="EUR" office:value="6406" calcext:value-type="currency">
            <text:p>6 406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4-18" calcext:value-type="date">
            <text:p>18/04/16</text:p>
          </table:table-cell>
          <table:table-cell table:style-name="ce12"/>
          <table:table-cell table:style-name="ce37" office:value-type="currency" office:currency="EUR" office:value="-464" calcext:value-type="currency">
            <text:p>-464 €</text:p>
          </table:table-cell>
          <table:table-cell table:style-name="ce37" table:formula="of:=IF(NOW()&gt;[.C86];&quot;O&quot;;&quot;N&quot;)" office:value-type="string" office:string-value="O" calcext:value-type="string">
            <text:p>O</text:p>
          </table:table-cell>
          <table:table-cell table:style-name="ce37" table:formula="of:=[.$G85]+[.$E86]" office:value-type="currency" office:currency="EUR" office:value="5942" calcext:value-type="currency">
            <text:p>5 942 €</text:p>
          </table:table-cell>
          <table:table-cell table:style-name="ce37" table:formula="of:=[.$H85]+IF([.$F86]=&quot;O&quot;;[.$E86];0)" office:value-type="currency" office:currency="EUR" office:value="5942" calcext:value-type="currency">
            <text:p>5 942 €</text:p>
          </table:table-cell>
          <table:table-cell table:style-name="ce52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5-18" calcext:value-type="date">
            <text:p>18/05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87];&quot;O&quot;;&quot;N&quot;)" office:value-type="string" office:string-value="O" calcext:value-type="string">
            <text:p>O</text:p>
          </table:table-cell>
          <table:table-cell table:style-name="ce37" table:formula="of:=[.$G86]+[.$E87]" office:value-type="currency" office:currency="EUR" office:value="4952" calcext:value-type="currency">
            <text:p>4 952 €</text:p>
          </table:table-cell>
          <table:table-cell table:style-name="ce37" table:formula="of:=[.$H86]+IF([.$F87]=&quot;O&quot;;[.$E87];0)" office:value-type="currency" office:currency="EUR" office:value="4952" calcext:value-type="currency">
            <text:p>4 952 €</text:p>
          </table:table-cell>
          <table:table-cell table:style-name="ce5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6-18" calcext:value-type="date">
            <text:p>18/06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88];&quot;O&quot;;&quot;N&quot;)" office:value-type="string" office:string-value="O" calcext:value-type="string">
            <text:p>O</text:p>
          </table:table-cell>
          <table:table-cell table:style-name="ce37" table:formula="of:=[.$G87]+[.$E88]" office:value-type="currency" office:currency="EUR" office:value="3962" calcext:value-type="currency">
            <text:p>3 962 €</text:p>
          </table:table-cell>
          <table:table-cell table:style-name="ce37" table:formula="of:=[.$H87]+IF([.$F88]=&quot;O&quot;;[.$E88];0)" office:value-type="currency" office:currency="EUR" office:value="3962" calcext:value-type="currency">
            <text:p>3 962 €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7-18" calcext:value-type="date">
            <text:p>18/07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89];&quot;O&quot;;&quot;N&quot;)" office:value-type="string" office:string-value="O" calcext:value-type="string">
            <text:p>O</text:p>
          </table:table-cell>
          <table:table-cell table:style-name="ce37" table:formula="of:=[.$G88]+[.$E89]" office:value-type="currency" office:currency="EUR" office:value="2972" calcext:value-type="currency">
            <text:p>2 972 €</text:p>
          </table:table-cell>
          <table:table-cell table:style-name="ce37" table:formula="of:=[.$H88]+IF([.$F89]=&quot;O&quot;;[.$E89];0)" office:value-type="currency" office:currency="EUR" office:value="2972" calcext:value-type="currency">
            <text:p>2 97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8-18" calcext:value-type="date">
            <text:p>18/08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90];&quot;O&quot;;&quot;N&quot;)" office:value-type="string" office:string-value="O" calcext:value-type="string">
            <text:p>O</text:p>
          </table:table-cell>
          <table:table-cell table:style-name="ce37" table:formula="of:=[.$G89]+[.$E90]" office:value-type="currency" office:currency="EUR" office:value="1982" calcext:value-type="currency">
            <text:p>1 982 €</text:p>
          </table:table-cell>
          <table:table-cell table:style-name="ce37" table:formula="of:=[.$H89]+IF([.$F90]=&quot;O&quot;;[.$E90];0)" office:value-type="currency" office:currency="EUR" office:value="1982" calcext:value-type="currency">
            <text:p>1 98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09-18" calcext:value-type="date">
            <text:p>18/09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91];&quot;O&quot;;&quot;N&quot;)" office:value-type="string" office:string-value="O" calcext:value-type="string">
            <text:p>O</text:p>
          </table:table-cell>
          <table:table-cell table:style-name="ce37" table:formula="of:=[.$G90]+[.$E91]" office:value-type="currency" office:currency="EUR" office:value="992" calcext:value-type="currency">
            <text:p>992 €</text:p>
          </table:table-cell>
          <table:table-cell table:style-name="ce37" table:formula="of:=[.$H90]+IF([.$F91]=&quot;O&quot;;[.$E91];0)" office:value-type="currency" office:currency="EUR" office:value="992" calcext:value-type="currency">
            <text:p>992 €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6-10-18" calcext:value-type="date">
            <text:p>18/10/16</text:p>
          </table:table-cell>
          <table:table-cell table:style-name="ce12"/>
          <table:table-cell table:style-name="ce37" office:value-type="currency" office:currency="EUR" office:value="-990" calcext:value-type="currency">
            <text:p>-990 €</text:p>
          </table:table-cell>
          <table:table-cell table:style-name="ce37" table:formula="of:=IF(NOW()&gt;[.C92];&quot;O&quot;;&quot;N&quot;)" office:value-type="string" office:string-value="O" calcext:value-type="string">
            <text:p>O</text:p>
          </table:table-cell>
          <table:table-cell table:style-name="ce37" table:formula="of:=[.$G91]+[.$E92]" office:value-type="currency" office:currency="EUR" office:value="2" calcext:value-type="currency">
            <text:p>2 €</text:p>
          </table:table-cell>
          <table:table-cell table:style-name="ce37" table:formula="of:=[.$H91]+IF([.$F92]=&quot;O&quot;;[.$E92];0)" office:value-type="currency" office:currency="EUR" office:value="2" calcext:value-type="currency">
            <text:p>2 €</text:p>
          </table:table-cell>
          <table:table-cell table:number-columns-repeated="1016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3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Estimations</text:p>
          </table:table-cell>
          <table:table-cell table:style-name="ce57" table:number-columns-repeated="1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calculé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office:annotation draw:style-name="gr11" draw:text-style-name="P4" svg:width="28.99mm" svg:height="30.78mm" svg:x="299.51mm" svg:y="453.17mm" draw:caption-point-x="11.39mm" draw:caption-point-y="82.46mm">
              <dc:date>2015-01-02T00:00:00</dc:date>
              <text:p text:style-name="P3"><text:span text:style-name="T2">Correction si le montant du revenu imposable <text:s/>correspond finalement au 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12" draw:text-style-name="P4" svg:width="28.99mm" svg:height="10.23mm" svg:x="128.33mm" svg:y="401.38mm" draw:caption-point-x="20.16mm" draw:caption-point-y="139.77mm">
              <dc:date>2014-04-17T00:00:00</dc:date>
              <text:p text:style-name="P3"><text:span text:style-name="T2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43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théorique</text:p>
          </table:table-cell>
          <table:table-cell table:number-columns-repeated="4"/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12" draw:text-style-name="P4" svg:width="28.99mm" svg:height="10.23mm" svg:x="128.33mm" svg:y="428.48mm" draw:caption-point-x="20.16mm" draw:caption-point-y="145.8mm">
              <dc:date>2014-04-17T00:00:00</dc:date>
              <text:p text:style-name="P3"><text:span text:style-name="T2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 table:number-columns-repeated="1013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/>
          <table:table-cell table:style-name="ce50" table:number-columns-repeated="2"/>
          <table:table-cell table:number-columns-repeated="1013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43"/>
          <table:table-cell table:style-name="ce45" table:number-columns-repeated="2"/>
          <table:table-cell table:style-name="ce49"/>
          <table:table-cell table:style-name="ce50" table:number-columns-repeated="2"/>
          <table:table-cell table:number-columns-repeated="1013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administratif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office:annotation draw:style-name="gr11" draw:text-style-name="P4" svg:width="28.99mm" svg:height="30.78mm" svg:x="299.51mm" svg:y="507.35mm" draw:caption-point-x="11.39mm" draw:caption-point-y="94.53mm">
              <dc:date>2015-01-02T00:00:00</dc:date>
              <text:p text:style-name="P3"><text:span text:style-name="T2">Correction si le montant du revenu imposable <text:s/>correspond finalement au 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12" draw:text-style-name="P4" svg:width="28.99mm" svg:height="10.23mm" svg:x="128.33mm" svg:y="455.57mm" draw:caption-point-x="20.16mm" draw:caption-point-y="151.83mm">
              <dc:date>2014-04-17T00:00:00</dc:date>
              <text:p text:style-name="P3"><text:span text:style-name="T2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43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Réel</text:p>
          </table:table-cell>
          <table:table-cell table:style-name="ce57" table:number-columns-repeated="1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ntant IR calculé avec montant mensuel fixe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2" office:value-type="string" calcext:value-type="string">
            <office:annotation draw:style-name="gr11" draw:text-style-name="P4" svg:width="28.99mm" svg:height="30.78mm" svg:x="299.51mm" svg:y="547.99mm" draw:caption-point-x="11.39mm" draw:caption-point-y="103.58mm">
              <dc:date>2015-01-02T00:00:00</dc:date>
              <text:p text:style-name="P3"><text:span text:style-name="T2">Correction si le montant du revenu imposable <text:s/>correspond finalement au 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12" draw:text-style-name="P4" svg:width="28.99mm" svg:height="10.23mm" svg:x="128.33mm" svg:y="496.21mm" draw:caption-point-x="20.16mm" draw:caption-point-y="160.88mm">
              <dc:date>2014-04-17T00:00:00</dc:date>
              <text:p text:style-name="P3"><text:span text:style-name="T2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 office:value-type="string" calcext:value-type="string">
            <text:p>Tx imp</text:p>
          </table:table-cell>
          <table:table-cell table:style-name="ce14" office:value-type="string" calcext:value-type="string">
            <text:p>Tx imp (réduc)</text:p>
          </table:table-cell>
          <table:table-cell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43"/>
          <table:table-cell table:style-name="ce45" table:number-columns-repeated="2"/>
          <table:table-cell table:style-name="ce49"/>
          <table:table-cell table:style-name="ce50" table:number-columns-repeated="2"/>
          <table:table-cell/>
          <table:table-cell table:style-name="ce43"/>
          <table:table-cell table:style-name="ce53"/>
          <table:table-cell/>
          <table:table-cell table:style-name="ce43"/>
          <table:table-cell table:style-name="ce49"/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/>
          <table:table-cell table:style-name="ce38" office:value-type="string" calcext:value-type="string">
            <text:p>Réel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38" office:value-type="string" calcext:value-type="string">
            <text:p>Théo 5 mois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38" office:value-type="string" calcext:value-type="string">
            <text:p>Théo 9 mois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52"/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style-name="ce42" table:formula="of:=[.$H$121]" office:value-type="currency" office:currency="EUR" office:value="0" calcext:value-type="currency">
            <text:p>0 €</text:p>
          </table:table-cell>
          <table:table-cell/>
          <table:table-cell table:style-name="ce46"/>
          <table:table-cell table:style-name="ce48" table:formula="of:=[.$H$122]" office:value-type="currency" office:currency="EUR" office:value="0" calcext:value-type="currency">
            <text:p>0 €</text:p>
          </table:table-cell>
          <table:table-cell/>
          <table:table-cell table:style-name="ce46"/>
          <table:table-cell table:style-name="ce48" table:formula="of:=[.$H$122]" office:value-type="currency" office:currency="EUR" office:value="0" calcext:value-type="currency">
            <text:p>0 €</text:p>
          </table:table-cell>
          <table:table-cell table:number-columns-repeated="1013"/>
        </table:table-row>
        <table:table-row table:style-name="ro1" table:number-rows-repeated="10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1013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/>
          <table:table-cell table:style-name="ce12"/>
          <table:table-cell table:style-name="ce15"/>
          <table:table-cell/>
          <table:table-cell table:style-name="ce12"/>
          <table:table-cell table:style-name="ce15"/>
          <table:table-cell table:number-columns-repeated="1013"/>
        </table:table-row>
        <table:table-row table:style-name="ro1" table:number-rows-repeated="1048351">
          <table:table-cell table:number-columns-repeated="1024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R - Draft" table:style-name="ta1">
        <table:table-column table:style-name="co1" table:number-columns-repeated="6" table:default-cell-style-name="ce64"/>
        <table:table-column table:style-name="co1" table:number-columns-repeated="2" table:default-cell-style-name="ce78"/>
        <table:table-column table:style-name="co2" table:number-columns-repeated="1004" table:default-cell-style-name="ce64"/>
        <table:table-row table:style-name="ro1" table:number-rows-repeated="2"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ate</text:p>
          </table:table-cell>
          <table:table-cell office:value-type="string" calcext:value-type="string">
            <text:p>Revenu</text:p>
          </table:table-cell>
          <table:table-cell office:value-type="string" calcext:value-type="string">
            <text:p>Revenu total</text:p>
          </table:table-cell>
          <table:table-cell office:value-type="string" calcext:value-type="string">
            <text:p>Net imposable</text:p>
          </table:table-cell>
          <table:table-cell office:value-type="string" calcext:value-type="string">
            <text:p>Net impos. Total</text:p>
          </table:table-cell>
          <table:table-cell table:number-columns-repeated="996"/>
        </table:table-row>
        <table:table-row table:style-name="ro1">
          <table:table-cell/>
          <table:table-cell table:style-name="ce65" office:value-type="string" calcext:value-type="string">
            <text:p>Revenus 2013 : Calcul personnel des revenus et impôts</text:p>
          </table:table-cell>
          <table:table-cell table:style-name="ce70" table:number-columns-repeated="5"/>
          <table:table-cell table:style-name="ce85"/>
          <table:table-cell table:number-columns-repeated="3"/>
          <table:table-cell table:style-name="ce88" office:value-type="date" office:date-value="2014-01-30" calcext:value-type="date">
            <text:p>30 janv.</text:p>
          </table:table-cell>
          <table:table-cell table:style-name="ce91" office:value-type="currency" office:currency="EUR" office:value="3483.18" calcext:value-type="currency">
            <text:p>3 483,18 €</text:p>
          </table:table-cell>
          <table:table-cell table:style-name="ce92" office:value-type="currency" office:currency="EUR" office:value="3483.18" calcext:value-type="currency">
            <text:p>3 483,18 €</text:p>
          </table:table-cell>
          <table:table-cell table:number-columns-repeated="2" table:style-name="ce92" office:value-type="currency" office:currency="EUR" office:value="2753.83" calcext:value-type="currency">
            <text:p>2 753,83 €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89" office:value-type="date" office:date-value="2014-02-27" calcext:value-type="date">
            <text:p>27 févr.</text:p>
          </table:table-cell>
          <table:table-cell table:style-name="ce91" office:value-type="currency" office:currency="EUR" office:value="3488.64" calcext:value-type="currency">
            <text:p>3 488,64 €</text:p>
          </table:table-cell>
          <table:table-cell table:style-name="ce92" table:formula="of:=[.N4]+[.M5]" office:value-type="currency" office:currency="EUR" office:value="6971.82" calcext:value-type="currency">
            <text:p>6 971,82 €</text:p>
          </table:table-cell>
          <table:table-cell table:style-name="ce92" office:value-type="currency" office:currency="EUR" office:value="3606.82" calcext:value-type="currency">
            <text:p>3 606,82 €</text:p>
          </table:table-cell>
          <table:table-cell table:style-name="ce92" table:formula="of:=[.P4]+[.O5]" office:value-type="currency" office:currency="EUR" office:value="6360.65" calcext:value-type="currency">
            <text:p>6 360,65 €</text:p>
          </table:table-cell>
          <table:table-cell/>
          <table:table-cell table:style-name="ce92"/>
          <table:table-cell table:number-columns-repeated="994"/>
        </table:table-row>
        <table:table-row table:style-name="ro1">
          <table:table-cell/>
          <table:table-cell table:style-name="ce66" office:value-type="string" calcext:value-type="string">
            <text:p>Revenus 2013</text:p>
          </table:table-cell>
          <table:table-cell table:style-name="ce66" table:number-columns-repeated="2"/>
          <table:table-cell table:style-name="ce72" table:number-columns-repeated="2"/>
          <table:table-cell table:style-name="ce79" table:number-columns-repeated="2"/>
          <table:table-cell table:number-columns-repeated="3"/>
          <table:table-cell table:style-name="ce90" office:value-type="date" office:date-value="2014-03-28" calcext:value-type="date">
            <text:p>28 mars</text:p>
          </table:table-cell>
          <table:table-cell table:style-name="ce91" office:value-type="currency" office:currency="EUR" office:value="3483.16" calcext:value-type="currency">
            <text:p>3 483,16 €</text:p>
          </table:table-cell>
          <table:table-cell table:style-name="ce92" table:formula="of:=[.N5]+[.M6]" office:value-type="currency" office:currency="EUR" office:value="10454.98" calcext:value-type="currency">
            <text:p>10 454,98 €</text:p>
          </table:table-cell>
          <table:table-cell table:style-name="ce92" office:value-type="currency" office:currency="EUR" office:value="1151.13" calcext:value-type="currency">
            <text:p>1 151,13 €</text:p>
          </table:table-cell>
          <table:table-cell table:style-name="ce92" table:formula="of:=[.P5]+[.O6]" office:value-type="currency" office:currency="EUR" office:value="7511.78" calcext:value-type="currency">
            <text:p>7 511,78 €</text:p>
          </table:table-cell>
          <table:table-cell table:number-columns-repeated="996"/>
        </table:table-row>
        <table:table-row table:style-name="ro1">
          <table:table-cell/>
          <table:table-cell table:style-name="ce67" office:value-type="string" calcext:value-type="string">
            <text:p>Début</text:p>
          </table:table-cell>
          <table:table-cell table:style-name="ce67" office:value-type="string" calcext:value-type="string">
            <text:p>Fin</text:p>
          </table:table-cell>
          <table:table-cell table:style-name="ce67" office:value-type="string" calcext:value-type="string">
            <text:p>Année</text:p>
          </table:table-cell>
          <table:table-cell table:style-name="ce73" office:value-type="string" calcext:value-type="string">
            <text:p>Mois</text:p>
          </table:table-cell>
          <table:table-cell table:style-name="ce73" office:value-type="string" calcext:value-type="string">
            <text:p>Émetteur</text:p>
          </table:table-cell>
          <table:table-cell table:style-name="ce80" office:value-type="string" calcext:value-type="string">
            <text:p>Net imposable</text:p>
          </table:table-cell>
          <table:table-cell table:style-name="ce86" office:value-type="string" calcext:value-type="string">
            <text:p>Versé</text:p>
          </table:table-cell>
          <table:table-cell table:number-columns-repeated="3"/>
          <table:table-cell table:style-name="ce89" office:value-type="date" office:date-value="2014-04-29" calcext:value-type="date">
            <text:p>29 avr.</text:p>
          </table:table-cell>
          <table:table-cell table:style-name="ce91" office:value-type="currency" office:currency="EUR" office:value="5625.76" calcext:value-type="currency">
            <text:p>5 625,76 €</text:p>
          </table:table-cell>
          <table:table-cell table:style-name="ce92" table:formula="of:=[.N6]+[.M7]" office:value-type="currency" office:currency="EUR" office:value="16080.74" calcext:value-type="currency">
            <text:p>16 080,74 €</text:p>
          </table:table-cell>
          <table:table-cell table:style-name="ce92" office:value-type="currency" office:currency="EUR" office:value="5765.61" calcext:value-type="currency">
            <text:p>5 765,61 €</text:p>
          </table:table-cell>
          <table:table-cell table:style-name="ce92" table:formula="of:=[.P6]+[.O7]" office:value-type="currency" office:currency="EUR" office:value="13277.39" calcext:value-type="currency">
            <text:p>13 277,3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5-28" calcext:value-type="date">
            <text:p>28 mai</text:p>
          </table:table-cell>
          <table:table-cell table:style-name="ce91" office:value-type="currency" office:currency="EUR" office:value="3428.77" calcext:value-type="currency">
            <text:p>3 428,77 €</text:p>
          </table:table-cell>
          <table:table-cell table:style-name="ce92" table:formula="of:=[.N7]+[.M8]" office:value-type="currency" office:currency="EUR" office:value="19509.51" calcext:value-type="currency">
            <text:p>19 509,51 €</text:p>
          </table:table-cell>
          <table:table-cell table:style-name="ce92" office:value-type="currency" office:currency="EUR" office:value="2294.95" calcext:value-type="currency">
            <text:p>2 294,95 €</text:p>
          </table:table-cell>
          <table:table-cell table:style-name="ce92" table:formula="of:=[.P7]+[.O8]" office:value-type="currency" office:currency="EUR" office:value="15572.34" calcext:value-type="currency">
            <text:p>15 572,34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6-27" calcext:value-type="date">
            <text:p>27 juin</text:p>
          </table:table-cell>
          <table:table-cell table:style-name="ce91" office:value-type="currency" office:currency="EUR" office:value="5155.74" calcext:value-type="currency">
            <text:p>5 155,74 €</text:p>
          </table:table-cell>
          <table:table-cell table:style-name="ce92" table:formula="of:=[.N8]+[.M9]" office:value-type="currency" office:currency="EUR" office:value="24665.25" calcext:value-type="currency">
            <text:p>24 665,25 €</text:p>
          </table:table-cell>
          <table:table-cell table:style-name="ce92" office:value-type="currency" office:currency="EUR" office:value="4171.81" calcext:value-type="currency">
            <text:p>4 171,81 €</text:p>
          </table:table-cell>
          <table:table-cell table:style-name="ce92" table:formula="of:=[.P8]+[.O9]" office:value-type="currency" office:currency="EUR" office:value="19744.15" calcext:value-type="currency">
            <text:p>19 744,1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7-30" calcext:value-type="date">
            <text:p>30 juil.</text:p>
          </table:table-cell>
          <table:table-cell table:style-name="ce91" office:value-type="currency" office:currency="EUR" office:value="3425.78" calcext:value-type="currency">
            <text:p>3 425,78 €</text:p>
          </table:table-cell>
          <table:table-cell table:style-name="ce92" table:formula="of:=[.N9]+[.M10]" office:value-type="currency" office:currency="EUR" office:value="28091.03" calcext:value-type="currency">
            <text:p>28 091,03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9]+[.O10]" office:value-type="currency" office:currency="EUR" office:value="23383.11" calcext:value-type="currency">
            <text:p>23 383,11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8-28" calcext:value-type="date">
            <text:p>28 août</text:p>
          </table:table-cell>
          <table:table-cell table:style-name="ce91" office:value-type="currency" office:currency="EUR" office:value="3448.79" calcext:value-type="currency">
            <text:p>3 448,79 €</text:p>
          </table:table-cell>
          <table:table-cell table:style-name="ce92" table:formula="of:=[.N10]+[.M11]" office:value-type="currency" office:currency="EUR" office:value="31539.82" calcext:value-type="currency">
            <text:p>31 539,82 €</text:p>
          </table:table-cell>
          <table:table-cell table:style-name="ce92" office:value-type="currency" office:currency="EUR" office:value="3659.58" calcext:value-type="currency">
            <text:p>3 659,58 €</text:p>
          </table:table-cell>
          <table:table-cell table:style-name="ce92" table:formula="of:=[.P10]+[.O11]" office:value-type="currency" office:currency="EUR" office:value="27042.69" calcext:value-type="currency">
            <text:p>27 042,6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9-29" calcext:value-type="date">
            <text:p>29 sept.</text:p>
          </table:table-cell>
          <table:table-cell table:style-name="ce91" office:value-type="currency" office:currency="EUR" office:value="3428.78" calcext:value-type="currency">
            <text:p>3 428,78 €</text:p>
          </table:table-cell>
          <table:table-cell table:style-name="ce92" table:formula="of:=[.N11]+[.M12]" office:value-type="currency" office:currency="EUR" office:value="34968.6" calcext:value-type="currency">
            <text:p>34 968,60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11]+[.O12]" office:value-type="currency" office:currency="EUR" office:value="30681.65" calcext:value-type="currency">
            <text:p>30 681,6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0-30" calcext:value-type="date">
            <text:p>30 oct.</text:p>
          </table:table-cell>
          <table:table-cell table:style-name="ce91" office:value-type="currency" office:currency="EUR" office:value="3480.8" calcext:value-type="currency">
            <text:p>3 480,80 €</text:p>
          </table:table-cell>
          <table:table-cell table:style-name="ce92" table:formula="of:=[.N12]+[.M13]" office:value-type="currency" office:currency="EUR" office:value="38449.4" calcext:value-type="currency">
            <text:p>38 449,40 €</text:p>
          </table:table-cell>
          <table:table-cell table:style-name="ce92" office:value-type="currency" office:currency="EUR" office:value="267.72" calcext:value-type="currency">
            <text:p>267,72 €</text:p>
          </table:table-cell>
          <table:table-cell table:style-name="ce92" table:formula="of:=[.P12]+[.O13]" office:value-type="currency" office:currency="EUR" office:value="30949.37" calcext:value-type="currency">
            <text:p>30 949,37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1-30" calcext:value-type="date">
            <text:p>30 nov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2-31" calcext:value-type="date">
            <text:p>31 déc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5"/>
          <table:table-cell table:style-name="ce78"/>
          <table:table-cell table:number-columns-repeated="998"/>
        </table:table-row>
        <table:table-row table:style-name="ro1" table:number-rows-repeated="2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2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3"/>
          <table:table-cell table:style-name="ce81"/>
          <table:table-cell table:number-columns-repeated="1004"/>
        </table:table-row>
        <table:table-row table:style-name="ro1">
          <table:table-cell/>
          <table:table-cell table:style-name="ce69" table:number-columns-repeated="3"/>
          <table:table-cell table:style-name="ce75"/>
          <table:table-cell table:style-name="ce77"/>
          <table:table-cell table:style-name="ce84"/>
          <table:table-cell table:style-name="ce87"/>
          <table:table-cell table:number-columns-repeated="1004"/>
        </table:table-row>
        <table:table-row table:style-name="ro1" table:number-rows-repeated="1048406">
          <table:table-cell table:number-columns-repeated="1012"/>
        </table:table-row>
        <table:table-row table:style-name="ro2" table:number-rows-repeated="147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3" table:target-range-address="'IR - 2016'.N13:'IR - 2016'.S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 number:style="long"/>
      <number:text>.</number:text>
      <number:month number:style="long"/>
    </number:date-style>
    <number:date-style style:name="N116">
      <number:day number:style="long"/>
      <number:text>.</number:text>
      <number:month number:style="long"/>
      <number:text>.YYYY</number:text>
    </number:date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>
      <number:month number:textual="true"/>
    </number:date-style>
    <number:date-style style:name="N119">
      <number:month number:textual="true"/>
      <number:text> YYYY</number:text>
    </number:date-style>
    <number:date-style style:name="N120">
      <number:month number:textual="true"/>
      <number:text>-</number:text>
      <number:year/>
    </number:date-style>
    <number:date-style style:name="N121">
      <number:month number:textual="true"/>
      <number:text>/YYYY</number:text>
    </number:date-style>
    <number:date-style style:name="N122">
      <number:month number:textual="true"/>
      <number:text> YY</number:text>
    </number:date-style>
    <number:number-style style:name="N123">
      <number:number number:decimal-places="0" loext:min-decimal-places="0" number:min-integer-digits="2"/>
    </number:number-style>
    <number:date-style style:name="N124">
      <number:month number:textual="true"/>
      <number:text> </number:text>
      <number:year/>
    </number:date-style>
    <number:date-style style:name="N125">
      <number:day-of-week/>
      <number:text> </number:text>
      <number:day number:style="long"/>
      <number:text> </number:text>
      <number:month number:textual="true"/>
    </number:date-style>
    <number:date-style style:name="N126">
      <number:day-of-week/>
      <number:text> </number:text>
      <number:day/>
      <number:text> </number:text>
      <number:month number:textual="true"/>
      <number:text> </number:text>
    </number:date-style>
    <number:date-style style:name="N127">
      <number:day-of-week/>
      <number:text> </number:text>
      <number:day/>
    </number:date-style>
    <number:date-style style:name="N128">
      <number:day-of-week/>
      <number:text> </number:text>
      <number:day/>
      <number:text>.</number:text>
      <number:month number:style="long"/>
    </number:date-style>
    <number:date-style style:name="N129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">
      <number:day-of-week/>
      <number:text> </number:text>
      <number:day/>
      <number:text> </number:text>
      <number:month number:textual="true"/>
    </number:dat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133">
      <number:day/>
      <number:text> </number:text>
      <number:month number:textual="true"/>
    </number:date-style>
    <number:date-style style:name="N134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35" number:truncate-on-overflow="false">
      <number:hours number:style="long"/>
      <number:text>:</number:text>
      <number:minutes number:style="long"/>
    </number:time-style>
    <number:number-style style:name="N136">
      <number:number number:decimal-places="0" loext:min-decimal-places="0" number:min-integer-digits="0"/>
    </number:number-style>
    <number:date-style style:name="N137">
      <number:year number:style="long"/>
    </number:date-style>
    <number:date-style style:name="N138">
      <number:year/>
      <number:text>-</number:text>
      <number:month number:textual="true"/>
    </number:date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date-style style:name="N141">
      <number:day number:style="long"/>
      <number:text>/</number:text>
      <number:month number:style="long"/>
    </number:date-style>
    <number:number-style style:name="N142">
      <number:text>YYYY</number:text>
    </number:number-style>
    <number:currency-style style:name="N144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currency-style style:name="N145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5"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46">
      <number:day number:style="long"/>
    </number:date-style>
    <number:currency-style style:name="N148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currency-style style:name="N15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51"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number-style style:name="N152">
      <number:number number:decimal-places="1" loext:min-decimal-places="1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percentage-style style:name="N161">
      <number:number number:decimal-places="0" loext:min-decimal-places="0" number:min-integer-digits="1"/>
      <number:text>%</number:text>
    </number:percentage-style>
    <number:percentage-style style:name="N162">
      <number:number number:decimal-places="2" loext:min-decimal-places="2" number:min-integer-digits="1"/>
      <number:text>%</number:text>
    </number:percentage-style>
    <number:date-style style:name="N163">
      <number:day-of-week/>
      <number:text> </number:text>
      <number:day number:style="long"/>
    </number:date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74P0" style:volatile="true">
      <number:number number:decimal-places="2" loext:min-decimal-places="2" number:min-integer-digits="2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2" loext:min-decimal-places="2" number:min-integer-digits="2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5P0"/>
    </number:number-style>
    <number:number-style style:name="N2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0P0"/>
    </number:number-style>
    <number:currency-style style:name="N20121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21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21P0"/>
    </number:currency-style>
    <number:currency-style style:name="N20122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2P0"/>
    </number:currency-style>
    <number:currency-style style:name="N20123P0" style:volatile="true" number:language="fr" number:country="FR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20123" number:language="fr" number:country="FR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2012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9:42:59.18361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6:52:05.576004579</meta:creation-date>
    <meta:editing-duration>PT1H53M14S</meta:editing-duration>
    <meta:editing-cycles>15</meta:editing-cycles>
    <meta:generator>LibreOffice/5.2.6.2$Linux_X86_64 LibreOffice_project/20m0$Build-2</meta:generator>
    <dc:date>2017-04-17T22:43:46.820199993</dc:date>
    <meta:document-statistic meta:table-count="5" meta:cell-count="1301" meta:object-count="0"/>
  </office:meta>
</office:document-meta>
</file>